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style:style>
    <style:style style:name="P2" style:family="paragraph" style:parent-style-name="Standard">
      <style:paragraph-properties fo:text-align="justify" style:justify-single-word="false"/>
      <style:text-properties fo:language="fr" fo:country="FR" fo:font-style="italic" fo:font-weight="bold" style:font-style-asian="italic" style:font-weight-asian="bold" style:font-style-complex="italic" style:font-weight-complex="bold"/>
    </style:style>
    <style:style style:name="P3" style:family="paragraph" style:parent-style-name="Standard">
      <style:paragraph-properties fo:text-align="justify" style:justify-single-word="false"/>
    </style:style>
    <style:style style:name="P4" style:family="paragraph" style:parent-style-name="Standard">
      <style:text-properties fo:color="#ff00ff" fo:language="fr" fo:country="FR"/>
    </style:style>
    <style:style style:name="P5" style:family="paragraph" style:parent-style-name="Standard">
      <style:paragraph-properties fo:text-align="justify" style:justify-single-word="false"/>
      <style:text-properties fo:color="#ff00ff" fo:language="fr" fo:country="FR"/>
    </style:style>
    <style:style style:name="P6" style:family="paragraph" style:parent-style-name="Standard">
      <style:paragraph-properties fo:text-align="justify" style:justify-single-word="false"/>
      <style:text-properties fo:color="#ff00ff" fo:language="fr" fo:country="FR" fo:font-style="italic" fo:font-weight="bold" style:font-style-asian="italic" style:font-weight-asian="bold" style:font-style-complex="italic" style:font-weight-complex="bold"/>
    </style:style>
    <style:style style:name="P7" style:family="paragraph" style:parent-style-name="Standard">
      <style:paragraph-properties fo:text-align="justify" style:justify-single-word="false"/>
      <style:text-properties fo:color="#ff00ff" fo:language="en" fo:country="GB"/>
    </style:style>
    <style:style style:name="P8" style:family="paragraph" style:parent-style-name="Standard">
      <style:paragraph-properties fo:text-align="justify" style:justify-single-word="false"/>
      <style:text-properties fo:color="#ff00ff"/>
    </style:style>
    <style:style style:name="P9" style:family="paragraph" style:parent-style-name="Standard">
      <style:paragraph-properties fo:text-align="justify" style:justify-single-word="false"/>
      <style:text-properties fo:font-size="10pt" fo:language="en" fo:country="GB" style:font-size-asian="10pt" style:font-name-complex="Times New Roman" style:font-size-complex="10pt"/>
    </style:style>
    <style:style style:name="P10" style:family="paragraph" style:parent-style-name="Standard">
      <style:paragraph-properties fo:text-align="justify" style:justify-single-word="false"/>
      <style:text-properties fo:language="en" fo:country="GB"/>
    </style:style>
    <style:style style:name="P11" style:family="paragraph" style:parent-style-name="Note_20_de_20_bas_20_de_20_page">
      <style:paragraph-properties fo:text-align="justify" style:justify-single-word="false"/>
    </style:style>
    <style:style style:name="P12" style:family="paragraph" style:parent-style-name="_5f_Commentaire">
      <style:paragraph-properties fo:text-align="justify" style:justify-single-word="false"/>
      <style:text-properties fo:language="fr" fo:country="FR"/>
    </style:style>
    <style:style style:name="P13" style:family="paragraph" style:parent-style-name="_5f_Commentaire">
      <style:paragraph-properties fo:text-align="justify" style:justify-single-word="false"/>
    </style:style>
    <style:style style:name="P14" style:family="paragraph" style:parent-style-name="_5f_Commentaire">
      <style:paragraph-properties fo:text-align="justify" style:justify-single-word="false"/>
      <style:text-properties fo:color="#800000" fo:language="fr" fo:country="FR"/>
    </style:style>
    <style:style style:name="P15" style:family="paragraph" style:parent-style-name="_5f_Commentaire">
      <style:paragraph-properties fo:text-align="justify" style:justify-single-word="false"/>
      <style:text-properties style:use-window-font-color="true" fo:language="fr" fo:country="FR" fo:background-color="transparent"/>
    </style:style>
    <style:style style:name="P16" style:family="paragraph" style:parent-style-name="_5f_Commentaire">
      <style:paragraph-properties fo:margin-left="1.27cm" fo:margin-right="0cm" fo:text-align="justify" style:justify-single-word="false" fo:text-indent="0cm" style:auto-text-indent="false">
        <style:tab-stops/>
      </style:paragraph-properties>
      <style:text-properties fo:language="fr" fo:country="FR"/>
    </style:style>
    <style:style style:name="P17" style:family="paragraph" style:parent-style-name="_5f_Commentaire">
      <style:paragraph-properties fo:margin-left="0.635cm" fo:margin-right="0cm" fo:text-align="justify" style:justify-single-word="false" fo:text-indent="0cm" style:auto-text-indent="false">
        <style:tab-stops/>
      </style:paragraph-properties>
      <style:text-properties fo:language="fr" fo:country="FR"/>
    </style:style>
    <style:style style:name="P18" style:family="paragraph" style:parent-style-name="Titre" style:master-page-name="MP0">
      <style:paragraph-properties fo:text-align="justify" style:justify-single-word="false" style:page-number="auto" fo:break-before="page"/>
      <style:text-properties fo:language="fr" fo:country="FR"/>
    </style:style>
    <style:style style:name="P19" style:family="paragraph" style:parent-style-name="Heading_20_2">
      <style:paragraph-properties fo:text-align="justify" style:justify-single-word="false"/>
    </style:style>
    <style:style style:name="P20" style:family="paragraph" style:parent-style-name="Heading_20_2">
      <style:paragraph-properties fo:text-align="justify" style:justify-single-word="false"/>
      <style:text-properties fo:language="fr" fo:country="FR"/>
    </style:style>
    <style:style style:name="P21" style:family="paragraph" style:parent-style-name="Heading_20_3">
      <style:paragraph-properties fo:text-align="justify" style:justify-single-word="false"/>
    </style:style>
    <style:style style:name="P22" style:family="paragraph" style:parent-style-name="Heading_20_3">
      <style:paragraph-properties fo:text-align="justify" style:justify-single-word="false"/>
      <style:text-properties fo:language="fr" fo:country="FR"/>
    </style:style>
    <style:style style:name="P23" style:family="paragraph" style:parent-style-name="Heading_20_1">
      <style:paragraph-properties fo:text-align="justify" style:justify-single-word="false"/>
      <style:text-properties fo:language="fr" fo:country="FR"/>
    </style:style>
    <style:style style:name="P24" style:family="paragraph" style:parent-style-name="Heading_20_1">
      <style:paragraph-properties fo:text-align="justify" style:justify-single-word="false"/>
    </style:style>
    <style:style style:name="P25" style:family="paragraph" style:parent-style-name="Heading_20_1" style:list-style-name="L6">
      <style:paragraph-properties fo:margin-top="0.847cm" fo:margin-bottom="0cm" fo:line-height="115%" fo:keep-together="always" fo:orphans="2" fo:widows="2" fo:hyphenation-ladder-count="no-limit" style:vertical-align="auto"/>
      <style:text-properties fo:hyphenate="true" fo:hyphenation-remain-char-count="0" fo:hyphenation-push-char-count="0"/>
    </style:style>
    <style:style style:name="P26" style:family="paragraph" style:parent-style-name="_5f_Commentaire" style:list-style-name="L4">
      <style:paragraph-properties fo:text-align="justify" style:justify-single-word="false"/>
      <style:text-properties fo:language="fr" fo:country="FR"/>
    </style:style>
    <style:style style:name="P27" style:family="paragraph" style:parent-style-name="Standard">
      <style:paragraph-properties fo:text-align="justify" style:justify-single-word="false"/>
    </style:style>
    <style:style style:name="P28" style:family="paragraph" style:parent-style-name="Standard" style:list-style-name="L1">
      <style:paragraph-properties fo:text-align="justify" style:justify-single-word="false"/>
    </style:style>
    <style:style style:name="P29" style:family="paragraph" style:parent-style-name="Standard" style:list-style-name="L2">
      <style:paragraph-properties fo:text-align="justify" style:justify-single-word="false"/>
    </style:style>
    <style:style style:name="P30" style:family="paragraph" style:parent-style-name="Standard" style:list-style-name="L3">
      <style:paragraph-properties fo:text-align="justify" style:justify-single-word="false"/>
    </style:style>
    <style:style style:name="P31" style:family="paragraph" style:parent-style-name="Standard" style:list-style-name="L5">
      <style:paragraph-properties fo:text-align="justify" style:justify-single-word="false"/>
    </style:style>
    <style:style style:name="P32" style:family="paragraph" style:parent-style-name="Standard" style:list-style-name="L1">
      <style:paragraph-properties fo:text-align="justify" style:justify-single-word="false"/>
      <style:text-properties fo:color="#ff00ff" fo:language="fr" fo:country="FR"/>
    </style:style>
    <style:style style:name="P33" style:family="paragraph" style:parent-style-name="Standard" style:list-style-name="L2">
      <style:paragraph-properties fo:text-align="justify" style:justify-single-word="false"/>
      <style:text-properties fo:language="fr" fo:country="FR" fo:background-color="#ffff00"/>
    </style:style>
    <style:style style:name="P34" style:family="paragraph" style:parent-style-name="Standard" style:list-style-name="L5">
      <style:paragraph-properties fo:text-align="justify" style:justify-single-word="false"/>
      <style:text-properties fo:language="fr" fo:country="FR" fo:background-color="#ffff00"/>
    </style:style>
    <style:style style:name="P35" style:family="paragraph" style:parent-style-name="Standard" style:list-style-name="L2">
      <style:paragraph-properties fo:text-align="justify" style:justify-single-word="false"/>
      <style:text-properties fo:language="fr" fo:country="FR"/>
    </style:style>
    <style:style style:name="P36" style:family="paragraph" style:parent-style-name="Standard" style:list-style-name="L3">
      <style:paragraph-properties fo:text-align="justify" style:justify-single-word="false"/>
      <style:text-properties fo:language="fr" fo:country="FR"/>
    </style:style>
    <style:style style:name="P37" style:family="paragraph" style:parent-style-name="Standard" style:list-style-name="L5">
      <style:paragraph-properties fo:text-align="justify" style:justify-single-word="false"/>
      <style:text-properties fo:language="fr" fo:country="FR"/>
    </style:style>
    <style:style style:name="P38" style:family="paragraph" style:parent-style-name="Standard" style:list-style-name="L3">
      <style:paragraph-properties fo:text-align="justify" style:justify-single-word="false"/>
      <style:text-properties fo:background-color="#ffff00"/>
    </style:style>
    <style:style style:name="P39" style:family="paragraph" style:parent-style-name="Standard">
      <style:paragraph-properties fo:text-align="start" style:justify-single-word="false"/>
      <style:text-properties fo:font-size="11pt" fo:font-weight="bold" fo:background-color="#ff0000" style:font-size-asian="11pt" style:font-weight-asian="bold" style:font-size-complex="11pt" style:font-weight-complex="bold"/>
    </style:style>
    <style:style style:name="T1" style:family="text">
      <style:text-properties fo:language="fr" fo:country="FR"/>
    </style:style>
    <style:style style:name="T2" style:family="text">
      <style:text-properties fo:language="fr" fo:country="FR" fo:background-color="#ffff00"/>
    </style:style>
    <style:style style:name="T3" style:family="text">
      <style:text-properties fo:language="fr" fo:country="FR" style:language-asian="fr" style:country-asian="FR" style:language-complex="ar" style:country-complex="SA"/>
    </style:style>
    <style:style style:name="T4" style:family="text">
      <style:text-properties fo:color="#ff00ff" fo:language="fr" fo:country="FR"/>
    </style:style>
    <style:style style:name="T5" style:family="text">
      <style:text-properties fo:color="#ff00ff" fo:language="fr" fo:country="FR" style:language-asian="fr" style:country-asian="FR" style:language-complex="ar" style:country-complex="SA"/>
    </style:style>
    <style:style style:name="T6" style:family="text">
      <style:text-properties fo:font-size="10pt" fo:language="en" fo:country="GB" style:font-size-asian="10pt" style:font-name-complex="Times New Roman" style:font-size-complex="10pt"/>
    </style:style>
    <style:style style:name="T7" style:family="text">
      <style:text-properties fo:font-size="10pt" fo:language="en" fo:country="GB" fo:font-style="italic" style:font-size-asian="10pt" style:font-style-asian="italic" style:font-name-complex="Times New Roman" style:font-size-complex="10pt"/>
    </style:style>
    <style:style style:name="T8" style:family="text">
      <style:text-properties fo:font-size="10pt" fo:language="fr" fo:country="FR" style:font-size-asian="10pt" style:font-name-complex="Times New Roman" style:font-size-complex="10pt"/>
    </style:style>
    <style:style style:name="T9" style:family="text">
      <style:text-properties style:font-name="Times New Roman" fo:font-size="8pt" fo:language="en" fo:country="GB" style:font-size-asian="8pt" style:font-size-complex="8pt"/>
    </style:style>
    <style:style style:name="T10" style:family="text">
      <style:text-properties style:font-name="Times New Roman" fo:font-size="8pt" fo:language="fr" fo:country="FR" style:font-size-asian="8pt" style:font-size-complex="8pt"/>
    </style:style>
    <style:style style:name="T11" style:family="text">
      <style:text-properties fo:color="#000080" style:font-name="Arial" fo:language="en" fo:country="GB" style:font-name-complex="Arial"/>
    </style:style>
    <style:style style:name="T12" style:family="text">
      <style:text-properties style:text-position="super 65%" fo:font-size="10pt" fo:language="en" fo:country="GB" style:font-size-asian="10pt" style:font-name-complex="Times New Roman" style:font-size-complex="10pt"/>
    </style:style>
    <style:style style:name="T13" style:family="text">
      <style:text-properties fo:background-color="#800080"/>
    </style:style>
    <style:style style:name="T14" style:family="text">
      <style:text-properties fo:font-size="6pt" fo:language="fr" fo:country="FR" fo:font-weight="bold" style:font-size-asian="6pt" style:font-weight-asian="bold" style:font-size-complex="6pt"/>
    </style:style>
    <style:style style:name="T15" style:family="text">
      <style:text-properties fo:font-size="6pt" fo:language="fr" fo:country="FR" style:font-size-asian="6pt" style:font-size-complex="6pt"/>
    </style:style>
    <style:style style:name="T16" style:family="text">
      <style:text-properties fo:color="#ffffff" fo:font-size="6pt" fo:language="fr" fo:country="FR" fo:background-color="#ac1a2f" style:font-size-asian="6pt" style:font-size-complex="6pt"/>
    </style:style>
    <style:style style:name="fr1" style:family="graphic" style:parent-style-name="OLE">
      <style:graphic-properties style:wrap="parallel" style:number-wrapped-paragraphs="no-limit" style:wrap-contour="false" style:vertical-pos="top" style:vertical-rel="paragraph" style:horizontal-pos="center" style:horizontal-rel="paragraph" draw:ole-draw-aspect="1"/>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Moteur d’exploration sémantique<text:line-break/>Haine du théâtre</text:p>
      <text:h text:style-name="P23" text:outline-level="1">Contexte</text:h>
      <text:p text:style-name="P1">Projet Haine du théâtre</text:p>
      <text:p text:style-name="P1">Constitution du corpus</text:p>
      <text:p text:style-name="P3">Comment on souhaite l’explorer</text:p>
      <text:h text:style-name="P24" text:outline-level="1">Ontologie</text:h>
      <text:list xml:id="list8636629307783144898" text:style-name="L1">
        <text:list-item>
          <text:p text:style-name="P28"><text:span text:style-name="Police_20_par_20_défaut"><text:span text:style-name="T1">Point de départ : comprendre comment </text:span></text:span><text:span text:style-name="Police_20_par_20_défaut"><text:span text:style-name="T1">sont convoquées les autorités par les auteurs.</text:span></text:span><text:span text:style-name="Police_20_par_20_défaut"><text:span text:style-name="T1"><text:line-break/></text:span></text:span><text:span text:style-name="Police_20_par_20_défaut"><text:span text:style-name="T1">NB : penser à expliquer ce qu’est une autorité (un auteur cité comme référence).</text:span></text:span><text:span text:style-name="Police_20_par_20_défaut"><text:span text:style-name="T4"> On designe comme autorité les auteurs anciens qui sont invoqués lors d'une argumentation, en accordant de la valeur aux propos c</text:span></text:span><text:span text:style-name="Police_20_par_20_défaut"><text:span text:style-name="T4">ités dans le texte.</text:span></text:span></text:p>
        </text:list-item>
        <text:list-item>
          <text:p text:style-name="P28"><text:span text:style-name="Police_20_par_20_défaut"><text:span text:style-name="T1">Quels sont les auteurs les plus cités ? </text:span></text:span><text:span text:style-name="Police_20_par_20_défaut"><text:span text:style-name="T4">Augustin, Tertullien et Cicéron (corpus 2014, c'est à dire les textes d’Aubignac, Conti, Nicole et Voisin). Dans le nouveau corpus (12 textes) l'autorité la plus cité est Roscius (il s'agit d'un a</text:span></text:span><text:span text:style-name="Police_20_par_20_défaut"><text:span text:style-name="T4">cteur qui écrivait aussi des essais), suivie par Scipion et Varron.</text:span></text:span></text:p>
        </text:list-item>
        <text:list-item>
          <text:p text:style-name="P32">Pour calculer les autorités les plus cités nous avons utilisé TXM sur les textes de Aubignac, Beaulieu, Conti, Gaule, Gorju, La Porte, Nicole (1667 et 1675), Ottonelli, Saint-Evremond, Tilenus, Vincent, Voisin. Nous avons partitionné le corpus (13 partitions) et calculé les noms propres. Ensuite, nous avons trié les noms propres les plus fréquents et nous avons considéré ceux supérieurs à 20 occurrences. Ensuite, nous avons calculé la fréquence d'apparition de ces autorités par rapport à la taille de chaque texte où elle apparaissaient (fréquence totale de l'autorité divisé par le numéro de mots de chaque texte). Ensuite, nous avons mis les résultats en pourcentage et construit le graphique.</text:p>
        </text:list-item>
        <text:list-item>
          <text:p text:style-name="P28"><text:span text:style-name="Police_20_par_20_défaut"><text:span text:style-name="T1">Quels sont les auteurs au centre de la polémique/controverse ? </text:span></text:span>Etc.</text:p>
        </text:list-item>
      </text:list>
      <text:p text:style-name="P5">Selon le corpus actuel, les auteurs qui utilisent le majeur nombre d'autorités pour leus écrits sont Saint-Evrémond, Vincent et Conti.</text:p>
      <text:p text:style-name="P1"/>
      <text:p text:style-name="P1"/>
      <text:p text:style-name="P1">Utilisation de TXM (étude lexicométrique des collocations : explorer le champ sémantique autour des autorités citées).</text:p>
      <text:p text:style-name="P1">Des champs sémantiques de la polémique apparaissent, par ex. tout un champ sémantique de la condamnation (discours dépréciatif sur le théâtre).</text:p>
      <text:p text:style-name="P1">Idée de consigner ce champ sémantique et les termes caractéristiques (signes linguistiques) dans une ontologie.</text:p>
      <text:p text:style-name="P3"><text:soft-page-break/><text:span text:style-name="Police_20_par_20_défaut"><text:span text:style-name="T4">TODO CHIARA</text:span></text:span><text:span text:style-name="Police_20_par_20_défaut"><text:span text:style-name="T1"> : dire un mot des ambiguités sémantiques et de la méthodologie pour isoler les signes linguistiques. Revenir sur le travail (TXM, analyse des collocations) pour écarter les si</text:span></text:span><text:span text:style-name="Police_20_par_20_défaut"><text:span text:style-name="T1">gnes linguistiques ambigüs (polysémie, etc.) </text:span></text:span>→ donner des exemples. <text:span text:style-name="Police_20_par_20_défaut"><text:span text:style-name="T1">Quelle méthode pour repérer les signes linguistiques véritablement discriminants des champs sémantiques à explorer (NB : c’est notamment ce qui justifie qu’on consigne cette expertise dans</text:span></text:span><text:span text:style-name="Police_20_par_20_défaut"><text:span text:style-name="T1"> une ontologie).</text:span></text:span></text:p>
      <text:p text:style-name="P1"/>
      <text:p text:style-name="P5">Méthodologie:</text:p>
      <text:p text:style-name="P5">Utilisation du logiciel TXM. Import du corpus, division en sous-corpus et en partitions.</text:p>
      <text:p text:style-name="P5">Isolation des mots pour la construction de l'ontologie.</text:p>
      <text:p text:style-name="P5">Première étape: la liste des autorités.</text:p>
      <text:p text:style-name="P5"><text:tab/>- isolation des noms propres des différentes partitions du corpus.</text:p>
      <text:p text:style-name="P5"><text:tab/>- tri à la main des autorités en tant qu'elles</text:p>
      <text:p text:style-name="P5"><text:tab/></text:p>
      <text:p text:style-name="P5">Deuxième étape: les cooccurrents</text:p>
      <text:p text:style-name="P5"><text:tab/>- étude des cooccurrences de chaque autorité, seuil 5 mots avant et 5 mots après l'occurrent (autorité)</text:p>
      <text:p text:style-name="P5"><text:tab/>- addition des cooccurrences répétées pour les différentes autorités</text:p>
      <text:p text:style-name="P5"><text:tab/>- étude en contexte de chaque cooccurrent: élimination des mots ambigus selon le contexte (choix subjectif, il faut répondre à la question: est-ce que ce mot est pertinent pour la compréhension de la controverse pour ou contre le théâtre?)</text:p>
      <text:p text:style-name="P9">For instance, another of the many collocations of the authority Chrysostome is the word “acte”. This is an example of a very frequent word that we have not included in our ontology word list because it is not pertinent for the purpose of our ontology. Moreover, this word has different meanings, such as gesture, deed and act (as a section of play), which are all used in our corpus. When compared to the corpus context, the results would consequently have been distorted. Ambiguous and polysemous words like “act” have been rejected when they were not relevant for the comprehension of the controversy for or against the theatre.</text:p>
      <text:p text:style-name="P9">For example, the semantic field of “condamnation” (condemnation) contains words which are not usually employed nowadays to express a reprehension of something, in theatre in particular. Some examples are the terms “vanité” (vanity, triviality), “fureur” (rage, violence, passion), “impure” (impure, polluted, lascivious), “maudit” (wretched, damned) and “pernicieux” (pernicious) and their other equivalent grammatical forms. </text:p>
      <text:p text:style-name="P7"/>
      <text:p text:style-name="P8"/>
      <text:p text:style-name="P5">Troisième étape: la liste des mots pour l'ontologie</text:p>
      <text:p text:style-name="P5"><text:tab/>- regrouper tous les mots (les cooccurrences) qui ont été repérés et les diviser selon champs sémantiques communs. Au moins 3 mots dans chaque champs (choix personnel de nomenclature des champs), les champs qui ont moins de 2 mots sont éliminés.</text:p>
      <text:p text:style-name="P5"><text:soft-page-break/></text:p>
      <text:p text:style-name="P5"/>
      <text:p text:style-name="Standard"><text:span text:style-name="Police_20_par_20_défaut"><text:span text:style-name="T6">The creation of our ontology rests upon the semantic fields regarding the opinions about theatre of the different authors of our corpus. To figure out </text:span></text:span><text:span text:style-name="Police_20_par_20_défaut"><text:span text:style-name="T6">these semantic fields we did a lexicometric examination of the collocations around the authorities of the corpus. Particularly, we partitioned our collection of texts (into 17 parts, one for each text) and calculated, for each part, the number of proper no</text:span></text:span><text:span text:style-name="Police_20_par_20_défaut"><text:span text:style-name="T6">uns. Then, we classified the most frequent proper nouns (and eliminated the non-pertinent ones, i.e. the ones which were not authorities) with more than 20 appearances in the whole corpus. After that, we studied the collocations</text:span></text:span><text:span text:style-name="Appel_20_note_20_de_20_bas_20_de_20_p."><text:span text:style-name="T6"><text:note text:id="ftn1" text:note-class="footnote"><text:note-citation>1</text:note-citation><text:note-body><text:p><text:span text:style-name="Police_20_par_20_défaut"><text:span text:style-name="T9"><text:s/>The program we used for </text:span></text:span><text:span text:style-name="Police_20_par_20_défaut"><text:span text:style-name="T9">the textometric analysis is called TXM (a free and open-source analysis platform (</text:span></text:span><text:a xlink:type="simple" xlink:href="http://sourceforge.net/projects/txm/" office:target-frame-name="_top" xlink:show="replace"><text:span text:style-name="Lien_20_hypertexte"><text:span text:style-name="T9">http://sourceforge.net/projects/txm/</text:span></text:span></text:a><text:span text:style-name="Police_20_par_20_défaut"><text:span text:style-name="T9">). In TXM the collocations are called “co-occurrents”.</text:span></text:span></text:p></text:note-body></text:note></text:span></text:span><text:span text:style-name="Police_20_par_20_défaut"><text:span text:style-name="T6"> of each occurrence (i.e. each</text:span></text:span><text:span text:style-name="Police_20_par_20_défaut"><text:span text:style-name="T6"> authority) with a threshold of 5 units (on the left and on the right from the pivotal term). We examined the meaning of every collocation referred to its context and we eliminated all the confusing and equivocal words.</text:span></text:span></text:p>
      <text:p text:style-name="Standard"><text:span text:style-name="Police_20_par_20_défaut"><text:span text:style-name="T6">For example, some ambiguous terms ha</text:span></text:span><text:span text:style-name="Police_20_par_20_défaut"><text:span text:style-name="T6">ve been included when they were at the core of the debate about theatre. For instance, an important collocation of the authority Chrysostome</text:span></text:span><text:span text:style-name="Appel_20_note_20_de_20_bas_20_de_20_p."><text:span text:style-name="T6"><text:note text:id="ftn2" text:note-class="footnote"><text:note-citation>2</text:note-citation><text:note-body><text:p><text:span text:style-name="Police_20_par_20_défaut"><text:span text:style-name="T9"><text:s/>John Chrysostom (c. 349 – 407) was an important Church Father and Archbishop of Constantinople.</text:span></text:span></text:p></text:note-body></text:note></text:span></text:span><text:span text:style-name="Police_20_par_20_défaut"><text:span text:style-name="T6"> is the word “jeu</text:span></text:span><text:span text:style-name="Police_20_par_20_défaut"><text:span text:style-name="T6">” (game). This French word has several meanings,</text:span></text:span><text:span text:style-name="Appel_20_note_20_de_20_bas_20_de_20_p."><text:span text:style-name="T6"><text:note text:id="ftn3" text:note-class="footnote"><text:note-citation>3</text:note-citation><text:note-body><text:p><text:span text:style-name="Police_20_par_20_défaut"><text:span text:style-name="T9"><text:s/>It refers to “play” when its meaning is that of “divertissement” or of functioning; to “acting” then it refers to theatre and performances; to “game” when there are rules which define it, and so on.</text:span></text:span></text:p></text:note-body></text:note></text:span></text:span><text:span text:style-name="Police_20_par_20_défaut"><text:span text:style-name="T6"> but i</text:span></text:span><text:span text:style-name="Police_20_par_20_défaut"><text:span text:style-name="T6">n our corpus only the one with the sense of “acting” is used, and this is the reason why we decided to put the word in the “Spectacle” (performance) class. In addition, we have chosen to include in the ontology only the word “jeu” because this term (mascul</text:span></text:span><text:span text:style-name="Police_20_par_20_défaut"><text:span text:style-name="T6">ine, singular) would detect anyway the plural and its composed forms, like “Jeux Majuma” which is quite frequently employed.</text:span></text:span><text:span text:style-name="Appel_20_note_20_de_20_bas_20_de_20_p."><text:span text:style-name="T6"><text:note text:id="ftn4" text:note-class="footnote"><text:note-citation>4</text:note-citation><text:note-body><text:p><text:span text:style-name="Police_20_par_20_défaut"><text:span text:style-name="T9"><text:s/>This term refers to acting, games and celebrations that people from Palestine used to fete. They were afterwards adopted by Gree</text:span></text:span><text:span text:style-name="Police_20_par_20_défaut"><text:span text:style-name="T9">ks and Romans.</text:span></text:span></text:p></text:note-body></text:note></text:span></text:span><text:span text:style-name="Police_20_par_20_défaut"><text:span text:style-name="T6"> In general, in an ontology we do not list all the different linguistics forms or grammatical genders of a concept. We always choose a consensual forms (infinitif, singular).</text:span></text:span><text:span text:style-name="Police_20_par_20_défaut"><text:span text:style-name="T11"> </text:span></text:span></text:p>
      <text:p text:style-name="Standard">Another example of Chrysotome’s collocations are the word “père” and “Père” (father). The difference between the two terms is that “Père” with the capital letter refers to “father” as religious title, whereas “père” without the capital letter refers to the member of the family. Therefore, we have bypassed this issue by distinguishing the two words in the ontology according to the capital letter: “Père” has become a “signe linguistique exacte” in the class “Réligion” and “père” a “signe linguistique exacte” in the class “Famille”.</text:p>
      <text:p text:style-name="P7"/>
      <text:p text:style-name="P3"/>
      <text:p text:style-name="P3"><text:span text:style-name="Police_20_par_20_défaut"><text:span text:style-name="T1">Objectif des membres de l’équipe : inde</text:span></text:span><text:span text:style-name="Police_20_par_20_défaut"><text:span text:style-name="T1">xer le corpus avec un vocabulaire maîtrisé (expertise de l’équipe sur la langue de l’époque, etc.) </text:span></text:span>→ consigner l’expertise linguistique (historique) sur les champs sémantiques.</text:p>
      <text:p text:style-name="P1">Plutôt que d’indexer à la main les chapitres, on a l’idée de projeter ces signes linguistiques sur le corpus (étiquetage automatique).</text:p>
      <text:p text:style-name="P1"/>
      <text:p text:style-name="Standard"><text:span text:style-name="Police_20_par_20_défaut"><text:span text:style-name="T6">The context and the deep knowledge of the corpus, together with the expertise in the 17</text:span></text:span><text:span text:style-name="Police_20_par_20_défaut"><text:span text:style-name="T12">th</text:span></text:span><text:span text:style-name="Police_20_par_20_défaut"><text:span text:style-name="T6"> century French </text:span></text:span><text:span text:style-name="Police_20_par_20_défaut"><text:span text:style-name="T6">language, are the cornerstones of our approach. Thanks to the HdT team skills in the 17</text:span></text:span><text:span text:style-name="Police_20_par_20_défaut"><text:span text:style-name="T12">th</text:span></text:span><text:span text:style-name="Police_20_par_20_défaut"><text:span text:style-name="T6"> century French, it has been possible to fully understand the precise meaning of the selected linguistic items in their context. The method we have used to catch the linguistic signs which are truly discriminating for the construction of semantic fields is</text:span></text:span><text:span text:style-name="Police_20_par_20_défaut"><text:span text:style-name="T6"> completely based in their specific context. Moreover, it is a response to a precise need, i.e. understanding the authors’ judgements and viewpoints on theatre. For instance, another of the many collocations of the authority Chrysostome is the word “acte”.</text:span></text:span><text:span text:style-name="Police_20_par_20_défaut"><text:span text:style-name="T6"> This is an </text:span></text:span><text:soft-page-break/><text:span text:style-name="Police_20_par_20_défaut"><text:span text:style-name="T6">example of a very frequent word that we have not included in our ontology word list because it is not pertinent for the purpose of our ontology. Moreover, this word has different meanings, such as gesture, deed and act (as a section of play), w</text:span></text:span><text:span text:style-name="Police_20_par_20_défaut"><text:span text:style-name="T6">hich are all used in our corpus. When compared to the corpus context, the results would consequently have been distorted. Ambiguous and polysemous words like “act” have been rejected when they were not relevant for the comprehension of the controversy for </text:span></text:span><text:span text:style-name="Police_20_par_20_défaut"><text:span text:style-name="T6">or against the theatre.</text:span></text:span></text:p>
      <text:p text:style-name="Standard">Finally, we have created a list of pertinent terms for the ontology: we have divided all the co-occurrences into semantic fields. We have considered as a “field” only a group of more than three co-occurrents. Even if finding the name of the semantic classes has been strictly subjective, we can certify that the list of words and the division into fields are objective: they come from the textometric study of the corpus. Moreover, the detection of semantic spheres has been done according to the precise context in which every term was included. For example, the semantic field of “condamnation” (condemnation) contains words which are not usually employed nowadays to express a reprehension of something, in theatre in particular. Some examples are the terms “vanité” (vanity, triviality), “fureur” (rage, violence, passion), “impure” (impure, polluted, lascivious), “maudit” (wretched, damned) and “pernicieux” (pernicious) and their other equivalent grammatical forms. </text:p>
      <text:p text:style-name="Standard"/>
      <text:p text:style-name="Standard"/>
      <text:p text:style-name="P10"/>
      <text:h text:style-name="P23" text:outline-level="1">Projection de l’ontologie sur le corpus</text:h>
      <text:h text:style-name="P19" text:outline-level="2">Que fait-on ?</text:h>
      <text:list xml:id="list1136232935892197806" text:style-name="L2">
        <text:list-item>
          <text:p text:style-name="P29"><text:span text:style-name="Police_20_par_20_défaut"><text:span text:style-name="T1">Scripts (java) pour repérer toutes les formes (lemmatisation) des signes linguistiques définis. </text:span></text:span>Enrichissement automatique du XML/TEI.</text:p>
        </text:list-item>
        <text:list-item>
          <text:p text:style-name="P33">TODO : petit schéma fonctionnel : XML/TEI → processing → XML/TEI enrichi.</text:p>
        </text:list-item>
        <text:list-item>
          <text:p text:style-name="P35">Ajout d’une balise &lt;term&gt; dans le flux du texte.<text:line-break/>&lt;term type="Morale_Négative" rend="Déréglé"&gt;déréglés&lt;/term&gt;</text:p>
        </text:list-item>
        <text:list-item>
          <text:p text:style-name="P29"><text:span text:style-name="Police_20_par_20_défaut"><text:span text:style-name="T1">On peut observer l’étiquetage produit pour chaque chapitre :</text:span></text:span><text:span text:style-name="Police_20_par_20_défaut"><text:span text:style-name="T1"><text:line-break/></text:span></text:span><text:span text:style-name="Police_20_par_20_défaut"><text:span text:style-name="T1">Donner ex. </text:span></text:span>Voisin (condamnation)</text:p>
        </text:list-item>
      </text:list>
      <text:p text:style-name="P1">Constat : sans connaissance a priori des textes et sans apprentissage on est capable de déterminer si le texte est laudatif ou dépréciatif.<text:line-break/>On se demande comment exploiter cette donnée, le point de vue défini dans l’ontologie.</text:p>
      <text:p text:style-name="P1">On présente une petite expérience, complémentaire de ce qui est développé à l’ACASA.</text:p>
      <text:p text:style-name="P1"/>
      <text:p text:style-name="Standard"><text:span text:style-name="Police_20_par_20_défaut"><text:span text:style-name="T6">This ontolog</text:span></text:span><text:span text:style-name="Police_20_par_20_défaut"><text:span text:style-name="T6">y</text:span></text:span><text:span text:style-name="Police_20_par_20_défaut"><text:span text:style-name="T7"> </text:span></text:span><text:span text:style-name="Police_20_par_20_défaut"><text:span text:style-name="T6">corresponds to a structured lexicon of discriminant terms of the semantic fields related to theatre. To detect the significant linguistic signs of the corpus, we made use of the team’s expertise on the domain and then placed these terms into the appropri</text:span></text:span><text:span text:style-name="Police_20_par_20_défaut"><text:span text:style-name="T6">ate ontology concept. The idea we came up in the ontology exploration was to look at the relative importance of the various semantic fields in each text of the collection and then be able to understand </text:span></text:span><text:span text:style-name="Police_20_par_20_défaut"><text:span text:style-name="T7">a priori</text:span></text:span><text:span text:style-name="Police_20_par_20_défaut"><text:span text:style-name="T6"> </text:span></text:span><text:soft-page-break/><text:span text:style-name="Police_20_par_20_défaut"><text:span text:style-name="T6">the content of a chosen text. </text:span></text:span></text:p>
      <text:p text:style-name="Standard">In order to reach this aim, we label automatically the corpus to pick out all the forms (lemmas) of the ontology discriminant terms. An automatic annotation tool based on the ontology and developed in java language enriches automatically the XLM/TEI sources by setting down some tags &lt;term&gt; which are useful for tracking and identify all the terms included in the ontology list. In the code, the attribute @rend (key=) gives the identification key of the linguistic sign which is linked to the semantic field inquired by the attribute @type. </text:p>
      <text:p text:style-name="Standard">We have noticed that following this method we find a high density of discriminant terms in our collection of texts. In addition, the combination of these linguistic signs and the semantic fields connected to them come into being a semantic descriptor of the corpus content. For example, the text by Voisin shows a bit more than 1550 discriminant terms for each chapter (17100 discriminant terms in total). </text:p>
      <text:p text:style-name="P10"/>
      <text:h text:style-name="P23" text:outline-level="1">Explorer le corpus grâce au point de vue défini</text:h>
      <text:h text:style-name="P20" text:outline-level="2">Enrichir la base de données de publication</text:h>
      <text:list xml:id="list3824666830053085718" text:style-name="L3">
        <text:list-item>
          <text:p text:style-name="P36">Les textes sont segmentés au chapitre (un identifiant par chapitre).</text:p>
        </text:list-item>
        <text:list-item>
          <text:p text:style-name="P36">On peut raccrocher les termes à chaque chapitre.</text:p>
        </text:list-item>
        <text:list-item>
          <text:p text:style-name="P38">TODO : expliciter le modèle de table → SemanticTag(term_id, parent_id, chapter_id, text_value)</text:p>
        </text:list-item>
        <text:list-item>
          <text:p text:style-name="P36">On peut donc requêter en exploitant les seuls termes (term_id) ou les champs sémantiques (parent_id)</text:p>
        </text:list-item>
        <text:list-item>
          <text:p text:style-name="P30"><text:span text:style-name="Police_20_par_20_défaut"><text:span text:style-name="T1">Un ex. de question (condamnation) : </text:span></text:span><text:span text:style-name="Police_20_par_20_défaut"><text:span text:style-name="T4">Chiara ? </text:span></text:span><text:span text:style-name="Police_20_par_20_défaut"><text:span text:style-name="T6">Concretely, in Chapter 10</text:span></text:span><text:span text:style-name="Appel_20_note_20_de_20_bas_20_de_20_p."><text:span text:style-name="T8"><text:note text:id="ftn5" text:note-class="footnote"><text:note-citation>5</text:note-citation><text:note-body><text:p><text:span text:style-name="Police_20_par_20_défaut"><text:span text:style-name="T9"><text:s/></text:span></text:span><text:a xlink:type="simple" xlink:href="http://obvil-dev.paris-sorbonne.fr/corpus/haine-theatre/voisin_defense_1671/voisin_defense_1671_18" office:target-frame-name="_top" xlink:show="replace"><text:span text:style-name="Lien_20_hypertexte"><text:span text:style-name="T9">h</text:span></text:span></text:a><text:a xlink:type="simple" xlink:href="http://obvil-dev.paris-sorbonne.fr/corpus/haine-theatre/voisin_defense_1671/voisin_defense_1671_18" office:target-frame-name="_top" xlink:show="replace"><text:span text:style-name="Lien_20_hypertexte"><text:span text:style-name="T9">ttp://obvil-dev.paris-sorbonne.fr/corpus/haine-theatre/voisin_defense_1671/voisin_defense_1671_18</text:span></text:span></text:a></text:p></text:note-body></text:note></text:span></text:span><text:span text:style-name="Police_20_par_20_défaut"><text:span text:style-name="T6"> of Voisin’s text there is a overrepresentation of the semantic field of condemnation if compared to the defence field. Especially, we find 9 occurrences which</text:span></text:span><text:span text:style-name="Police_20_par_20_défaut"><text:span text:style-name="T6"> belong to the defence (morale positive) whereas there are 132 terms which belong to the condemnation (morale negative). After having read the chapter, whose title is “Que l'extrême impudence des Jeux Scéniques et des Histrions fut condamnée”</text:span></text:span><text:span text:style-name="Appel_20_note_20_de_20_bas_20_de_20_p."><text:span text:style-name="T6"><text:note text:id="ftn6" text:note-class="footnote"><text:note-citation>6</text:note-citation><text:note-body><text:p><text:span text:style-name="Police_20_par_20_défaut"><text:span text:style-name="T9"><text:s/>“How the e</text:span></text:span><text:span text:style-name="Police_20_par_20_défaut"><text:span text:style-name="T9">xtreme impudence of scenic games and histrions was condemned”, this title gives already the idea of the chapter’s content and the prevalence of the condemnation semantic field. </text:span></text:span></text:p></text:note-body></text:note></text:span></text:span><text:span text:style-name="Police_20_par_20_défaut"><text:span text:style-name="T6"> we can confirm that these descriptors reflect quite precisely the text content</text:span></text:span><text:span text:style-name="Police_20_par_20_défaut"><text:span text:style-name="T6">. This kind of semantic exploration method gives interesting and useful outcomes: without preconception and previous knowledge of the corpus, it was <text:s/>possible for us to determine whether a certain text or chapter was, for example, laudatory or derogatory a</text:span></text:span><text:span text:style-name="Police_20_par_20_défaut"><text:span text:style-name="T6">bout theatre. </text:span></text:span></text:p>
        </text:list-item>
      </text:list>
      <text:p text:style-name="P3"/>
      <text:list xml:id="list549108824" text:continue-numbering="true" text:style-name="L3">
        <text:list-item>
          <text:p text:style-name="P30"><text:span text:style-name="Police_20_par_20_défaut"><text:span text:style-name="T1">Comme il est délicat de manipuler des effectifs bruts, le modèle prévoit des données quantitatives complémentaires : SemanticChapterStat(chapter_id, chapter_length, </text:span></text:span><text:span text:style-name="Police_20_par_20_défaut"><text:span text:style-name="T1">chapter_term_count, chapter_semantic_term_count)</text:span></text:span><text:span text:style-name="Police_20_par_20_défaut"><text:span text:style-name="T1"><text:line-break/></text:span></text:span><text:span text:style-name="Police_20_par_20_défaut"><text:span text:style-name="T1">Pondération des résultats </text:span></text:span><text:span text:style-name="Police_20_par_20_défaut"><text:span text:style-name="T1">en fonction de la taille du texte, du la fréquence relative du terme, </text:span></text:span><text:span text:style-name="Police_20_par_20_défaut"><text:span text:style-name="T1">etc.</text:span></text:span><text:span text:style-name="Police_20_par_20_défaut"><text:span text:style-name="T1"><text:line-break/></text:span></text:span><text:span text:style-name="Police_20_par_20_défaut"><text:span text:style-name="T2">TODO : faire le point là-dessus avec Amine</text:span></text:span><text:span text:style-name="Police_20_par_20_défaut"><text:span text:style-name="T1">. // voir si on le met en ccl (perspectives)</text:span></text:span></text:p>
        </text:list-item>
        <text:list-item>
          <text:p text:style-name="P30"><text:soft-page-break/><text:span text:style-name="Police_20_par_20_défaut"><text:span text:style-name="T1">Méthode itérative : </text:span></text:span><text:span text:style-name="Police_20_par_20_défaut"><text:span text:style-name="T4">Chiara</text:span></text:span><text:span text:style-name="Police_20_par_20_défaut"><text:span text:style-name="T1"> nous soumet des questions ; exprimées en SQL ; analyse des résultat</text:span></text:span><text:span text:style-name="Police_20_par_20_défaut"><text:span text:style-name="T1">s ; reformulations des requêtes, etc.</text:span></text:span></text:p>
        </text:list-item>
      </text:list>
      <text:h text:style-name="P19" text:outline-level="2">Exemples</text:h>
      <text:h text:style-name="P21" text:outline-level="3">religion</text:h>
      <text:p text:style-name="P3"/>
      <text:p text:style-name="P3">SELECT chapter_id, count(parent_id) FROM SemanticTag where parent_id='Religion' group by 1 order by 2 desc;</text:p>
      <text:p text:style-name="P12">Objectif de la requête (en langage naturel) : quels sont les chapitres le plus liés au concept de la religion ? Dans quels chapitres les auteurs parlent le plus de religion ?</text:p>
      <text:p text:style-name="P14">http://obvil.paris-sorbonne.fr/corpus/haine-theatre/voisin_defense_1671/body-5-12</text:p>
      <text:p text:style-name="P12"><text:line-break/>Commentaire : le chapitre le plus religieux est la partie qui réfute le chapitre XII de la Dissertation de d’Aubignac (_20), p. 266 Voisin. </text:p>
      <text:p text:style-name="P12">En deuxième position, la réfutation du chapitre IV d’Aubignac, à p. 63 du texte de Voisin.</text:p>
      <text:p text:style-name="P14">http://obvil.paris-sorbonne.fr/corpus/haine-theatre/voisin_defense_1671/body-5-4</text:p>
      <text:p text:style-name="P12">En troisième position, toute la première (et très longue) partie de Tilenus. </text:p>
      <text:p text:style-name="P14">http://obvil.paris-sorbonne.fr/corpus/haine-theatre/tilenus_traite_1600/body-1</text:p>
      <text:p text:style-name="P12">Je crois qu’il soit mieux une évaluation statistique des données car il n’est pas objectif d’analyser les données comme ça. Le chapter de Tilenus est très long parce qu’il n’est pas divisé en sous chapitres…bien évidemment, il parle beaucoup de religion. Mais si on ne prend pas en compte des statistiques objectives, <text:s/>comme savoir si, par exemple, Conti et Nicole ne parlent pas plus de religion que Voisin (leurs chapters sont plus courts !) </text:p>
      <text:p text:style-name="P12"/>
      <text:h text:style-name="P22" text:outline-level="3"><text:soft-page-break/>dieux</text:h>
      <text:p text:style-name="P1">(au pluriel ! Pour voir la différence entre religion catholique et païenne).</text:p>
      <text:p text:style-name="P1">--&gt; chapitre où on parle de Dieu</text:p>
      <text:p text:style-name="P1"/>
      <text:p text:style-name="P1">--&gt; résultat ordonné par le nombre de Dieu et Dieux dans les chapitres</text:p>
      <text:p text:style-name="P3">SELECT chapter_id, count(term_id), 'Dieu' from SemanticTag where text_value ='Dieu' group by 1,3</text:p>
      <text:p text:style-name="P3">UNION</text:p>
      <text:p text:style-name="P3">SELECT chapter_id, count(term_id), 'Dieux' from SemanticTag where text_value ='Dieux' group by 1,3 order by 2 desc</text:p>
      <text:p text:style-name="P3"/>
      <text:p text:style-name="P1">--&gt; résultat ordonné par le nom du chapitre</text:p>
      <text:p text:style-name="P3">SELECT chapter_id, count(term_id), 'Dieu' from SemanticTag where text_value ='Dieu' group by 1,3</text:p>
      <text:p text:style-name="P3">UNION</text:p>
      <text:p text:style-name="P3">SELECT chapter_id, count(term_id), 'Dieux' from SemanticTag where text_value ='Dieux' group by 1,3 order by 1 desc</text:p>
      <text:p text:style-name="P12">Dans quels chapitres les auteurs parlent le plus des Dieux, donc en se référant au Paganisme (d’où la « pluralité » des Dieux. </text:p>
      <text:list xml:id="list8600951138833723977" text:style-name="L4">
        <text:list-item>
          <text:p text:style-name="P26">La première façon, avec la différence entre Dieu et Dieux, permet de bien distinguer les chapters qui parlent le plus de « Dieu » au singulier ou au pluriel. </text:p>
        </text:list-item>
      </text:list>
      <text:p text:style-name="P16">(résultat ordonné par le nombre de Dieu et Dieux dans les chapitres)</text:p>
      <text:p text:style-name="P12">"voisin_defense_1671_20"<text:tab/>"181"<text:tab/>"Dieu"</text:p>
      <text:p text:style-name="P14"><text:bookmark-start text:name="__DdeLink__1838_1987490361"/>http://obvil.paris-sorbonne.fr/corpus/haine-theatre/voisin_defense_1671/body-5-12<text:bookmark-end text:name="__DdeLink__1838_1987490361"/></text:p>
      <text:p text:style-name="P12">"voisin_defense_1671_13"<text:tab/>"85"<text:tab/>"Dieux"</text:p>
      <text:p text:style-name="P12"><text:soft-page-break/>"voisin_defense_1671_15"<text:tab/>"72"<text:tab/>"Dieu"</text:p>
      <text:p text:style-name="P12">"voisin_defense_1671_2"<text:tab/>"71"<text:tab/>"Dieu"</text:p>
      <text:p text:style-name="P12">"tilenus_traite_1600_1"<text:tab/>"60"<text:tab/>"Dieu"</text:p>
      <text:p text:style-name="P12">"conti_traite-de-la-comedie_1666_8"<text:tab/>"53"<text:tab/>"Dieu"</text:p>
      <text:p text:style-name="P12"/>
      <text:list xml:id="list1135233524" text:continue-numbering="true" text:style-name="L4">
        <text:list-item>
          <text:p text:style-name="P26">La deuxième façon (résultat ordonné par le nom du chapitre)</text:p>
        </text:list-item>
      </text:list>
      <text:p text:style-name="P12">Je ne comprends pas la signification de la requête, nom du chapitre, c’est-à-dire ???</text:p>
      <text:p text:style-name="P12">Le résultat prend en compte en premières positions aussi les scores de 1 ! Pourquoi ?</text:p>
      <text:p text:style-name="P12"/>
      <text:p text:style-name="P12">"voisin_defense_1671_9"<text:tab/>"1"<text:tab/>"Dieu"</text:p>
      <text:p text:style-name="P12">"voisin_defense_1671_4"<text:tab/>"3"<text:tab/>"Dieux"</text:p>
      <text:p text:style-name="P12">"voisin_defense_1671_20"<text:tab/>"10"<text:tab/>"Dieux"</text:p>
      <text:p text:style-name="P12">"voisin_defense_1671_20"<text:tab/>"181"<text:tab/>"Dieu"</text:p>
      <text:p text:style-name="P12">"voisin_defense_1671_2"<text:tab/>"71"<text:tab/>"Dieu"</text:p>
      <text:p text:style-name="P12">"voisin_defense_1671_19"<text:tab/>"9"<text:tab/>"Dieux"</text:p>
      <text:p text:style-name="P12"/>
      <text:p text:style-name="P12"/>
      <text:h text:style-name="P22" text:outline-level="3"><text:soft-page-break/>fille, père mère</text:h>
      <text:p text:style-name="P1">(pour voir comment <text:s/>le champs sémantique de la femme ressort).</text:p>
      <text:p text:style-name="P1"/>
      <text:p text:style-name="P1">--&gt; où on parle le plus de femmes</text:p>
      <text:p text:style-name="P3">SELECT chapter_id, count(parent_id) FROM SemanticTag where parent_id='Femme' group by 1 order by 2 desc;</text:p>
      <text:p text:style-name="P3"/>
      <text:p text:style-name="P1">--&gt; où on parle à la fois de Femme et de père et de mère. Je fais la somme de Femme Père et Mère</text:p>
      <text:p text:style-name="P1">SELECT chapitre, sum(compte) 'Femme, père et mère' from(</text:p>
      <text:p text:style-name="P3">SELECT chapter_id as chapitre, count(parent_id) as compte, 'Société' FROM SemanticTag <text:s/>where parent_id = 'Société' And term_id in ('Mère','Père') group by 1,3</text:p>
      <text:p text:style-name="P3">UNION</text:p>
      <text:p text:style-name="P3">SELECT chapter_id as chapitre, count(parent_id) as compte, 'Femme' FROM SemanticTag <text:s/>where parent_id='Femme' group by 1,3)</text:p>
      <text:p text:style-name="P3">where chapitre IN</text:p>
      <text:p text:style-name="P3">(</text:p>
      <text:p text:style-name="P3">SELECT chapter_id FROM SemanticTag <text:s/>where parent_id='Société' And term_id in ('Mère','Père')</text:p>
      <text:p text:style-name="P3">INTERSECT</text:p>
      <text:p text:style-name="P3">SELECT chapter_id FROM SemanticTag <text:s/>where parent_id='Femme'</text:p>
      <text:p text:style-name="P3">)</text:p>
      <text:p text:style-name="P3">group by chapitre order by 2 desc</text:p>
      <text:p text:style-name="P3"/>
      <text:p text:style-name="P1">--&gt; où on parle à la fois de Femme et de Religion. Je fais la somme de Femme et Religion</text:p>
      <text:p text:style-name="P1">SELECT chapitre, SUM(compte) 'Femme et Religion'</text:p>
      <text:p text:style-name="P3"><text:span text:style-name="Police_20_par_20_défaut"><text:span text:style-name="T1"><text:s text:c="2"/></text:span></text:span>FROM(</text:p>
      <text:p text:style-name="P3"><text:s text:c="4"/>SELECT chapter_id AS chapitre, COUNT(parent_id) AS compte, 'Religion'</text:p>
      <text:p text:style-name="P3"><text:s text:c="4"/>FROM SemanticTag</text:p>
      <text:p text:style-name="P3"><text:s text:c="4"/>WHERE parent_id='Religion' group by 1,3</text:p>
      <text:p text:style-name="P3"><text:s text:c="4"/>UNION</text:p>
      <text:p text:style-name="P3"><text:soft-page-break/><text:s text:c="4"/>SELECT chapter_id AS chapitre, COUNT(parent_id) AS compte, 'Femme'</text:p>
      <text:p text:style-name="P3"><text:s text:c="4"/>FROM SemanticTag</text:p>
      <text:p text:style-name="P3"><text:s text:c="4"/>WHERE parent_id='Femme'</text:p>
      <text:p text:style-name="P3"><text:s text:c="4"/>GROUP BY 1,3)</text:p>
      <text:p text:style-name="P3"><text:s text:c="2"/>WHERE chapitre IN(</text:p>
      <text:p text:style-name="P3"><text:s text:c="4"/>SELECT chapter_id FROM SemanticTag WHERE parent_id='Religion'</text:p>
      <text:p text:style-name="P3"><text:s text:c="4"/>INTERSECT</text:p>
      <text:p text:style-name="P3"><text:s text:c="4"/>SELECT chapter_id FROM SemanticTag WHERE parent_id='Femme')</text:p>
      <text:p text:style-name="P3"><text:s text:c="2"/>GROUP BY chapitre ORDER BY 2 DESC;</text:p>
      <text:p text:style-name="P12">Chiara (la requête en langage naturel + évaluation du résultat) :</text:p>
      <text:list xml:id="list1625577635" text:continue-numbering="true" text:style-name="L4">
        <text:list-item>
          <text:p text:style-name="P26">Première façon, où on parle le plus de femmes</text:p>
        </text:list-item>
      </text:list>
      <text:p text:style-name="P12"/>
      <text:p text:style-name="P12">"voisin_defense_1671_20"<text:tab/>"224"</text:p>
      <text:p text:style-name="P14"><text:bookmark-start text:name="__DdeLink__1846_1987490361"/>http://obvil.paris-sorbonne.fr/corpus/haine-theatre/voisin_defense_1671/body-5-12<text:bookmark-end text:name="__DdeLink__1846_1987490361"/></text:p>
      <text:p text:style-name="P15">"rousseau_lettre-a-d-alembert_1758_2"<text:tab/>"179" <text:s/></text:p>
      <text:p text:style-name="P14"><text:bookmark-start text:name="__DdeLink__1848_1987490361"/>http://obvil.paris-sorbonne.fr/corpus/haine-theatre/rousseau_lettre-a-d-alembert_1758/body-2<text:bookmark-end text:name="__DdeLink__1848_1987490361"/></text:p>
      <text:p text:style-name="P12">en réalité le chapter en question recouvre tout le texte de Rousseau !</text:p>
      <text:p text:style-name="P12">"tilenus_traite_1600_1"<text:tab/>"57"</text:p>
      <text:p text:style-name="P14"><text:bookmark-start text:name="__DdeLink__1850_1987490361"/>http://obvil.paris-sorbonne.fr/corpus/haine-theatre/tilenus_traite_1600/body-1<text:bookmark-end text:name="__DdeLink__1850_1987490361"/></text:p>
      <text:p text:style-name="P12">"<text:bookmark-start text:name="__DdeLink__1841_1987490361"/>alembert_lettre-rousseau_1759_1<text:bookmark-end text:name="__DdeLink__1841_1987490361"/>"<text:tab/>"38"</text:p>
      <text:p text:style-name="P12"><text:soft-page-break/>"voisin_defense_1671_17"<text:tab/>"38"</text:p>
      <text:p text:style-name="P12">"aubignac_dissertation_1666_8"<text:tab/>"27" (il s’agit des différences entre les histions et les bateleurs et les erreurs des modernes sur ce sujet)</text:p>
      <text:list xml:id="list796814026" text:continue-numbering="true" text:style-name="L4">
        <text:list-item>
          <text:p text:style-name="P26">Deuxième façon : où on parle à la fois de Femme et de père et de mère, afin de voir comment ressort le champ sémantique de la famille.</text:p>
        </text:list-item>
      </text:list>
      <text:p text:style-name="P12"/>
      <text:p text:style-name="P12">"voisin_defense_1671_20"<text:tab/>"274"</text:p>
      <text:p text:style-name="P12">"rousseau_lettre-a-d-alembert_1758_2"<text:tab/>"218"</text:p>
      <text:p text:style-name="P12">"tilenus_traite_1600_1"<text:tab/>"60"</text:p>
      <text:p text:style-name="P12">"alembert_lettre-rousseau_1759_1"<text:tab/>"47"</text:p>
      <text:p text:style-name="P12">"voisin_defense_1671_17"<text:tab/>"42"</text:p>
      <text:p text:style-name="P12">"voisin_defense_1671_18"<text:tab/>"25"</text:p>
      <text:p text:style-name="P12"/>
      <text:p text:style-name="P12">Il s’agit presque des mêmes résultats, sauf pour "aubignac_dissertation_1666_8" qui est remplacé par "voisin_defense_1671_18"<text:tab/>"25". Il s’agit du chapter utilisé pour réfuter le chapitre X de la Dissertation, sur l’impudence des Jeux scéniques (qui furent condamnés). P. 202 dans Voisin.</text:p>
      <text:p text:style-name="P12">Je ne vois pas beaucoup de « mère ou père » ici. </text:p>
      <text:list xml:id="list345772005" text:continue-numbering="true" text:style-name="L4">
        <text:list-item>
          <text:p text:style-name="P26">Troisième façon, les chapitres qui relient la femme à la religion (où on parle à la fois de Femme et de Religion, somme des deux concepts)</text:p>
        </text:list-item>
      </text:list>
      <text:p text:style-name="P12">"voisin_defense_1671_20"<text:tab/>"1808"</text:p>
      <text:p text:style-name="P12"><text:soft-page-break/>"voisin_defense_1671_15"<text:tab/>"861"</text:p>
      <text:p text:style-name="P12">"tilenus_traite_1600_1"<text:tab/>"391"</text:p>
      <text:p text:style-name="P12">"rousseau_lettre-a-d-alembert_1758_2"<text:tab/>"323"</text:p>
      <text:p text:style-name="P12">"voisin_defense_1671_19"<text:tab/>"289"</text:p>
      <text:p text:style-name="P12">"voisin_defense_1671_2"<text:tab/>"277"</text:p>
      <text:h text:style-name="P22" text:outline-level="3">argent (thématique de l'économie).</text:h>
      <text:p text:style-name="P1"/>
      <text:p text:style-name="P3">SELECT chapter_id, count(parent_id) FROM SemanticTag where parent_id='Economie' group by 1 order by 2 desc;</text:p>
      <text:p text:style-name="P12">Chiara (la requête en langage naturel + évaluation du résultat) : thématique de l’economie présete dans les différents chapters</text:p>
      <text:p text:style-name="P12"/>
      <text:p text:style-name="P12">"voisin_defense_1671_20"<text:tab/>"54"</text:p>
      <text:p text:style-name="P12">"rousseau_lettre-a-d-alembert_1758_2"<text:tab/>"49"</text:p>
      <text:p text:style-name="P12">"anonyme_affaire-parlement-paris_1541_1" <text:s text:c="3"/>"23"</text:p>
      <text:p text:style-name="P14">http://obvil.paris-sorbonne.fr/corpus/haine-theatre/anonyme_affaire-parlement-paris_1541/body-1</text:p>
      <text:p text:style-name="P12">"voisin_defense_1671_17"<text:tab/>"20"</text:p>
      <text:p text:style-name="P12">"voisin_defense_1671_2"<text:tab/>"19"</text:p>
      <text:p text:style-name="P12">"guillot-gorju_apologie_1634_1"<text:tab/>"12"</text:p>
      <text:h text:style-name="P22" text:outline-level="3"><text:soft-page-break/>condamnation (en générale).</text:h>
      <text:p text:style-name="P1"/>
      <text:p text:style-name="P1">--&gt; Les chapitres où on parle de condamnation ordonné par fréquence décroissante</text:p>
      <text:p text:style-name="P3">SELECT chapter_id, count(parent_id) FROM SemanticTag where parent_id='Morale_Négative' group by 1 order by 2 desc;</text:p>
      <text:p text:style-name="P3">Avec la pondération de la taille du chapitre</text:p>
      <text:p text:style-name="P39">SELECT SemanticTag.chapter_id, count(parent_id), chapter_length, count(parent_id)/chapter_length<text:line-break/> <text:s/>FROM SemanticTag, SemanticChapterStat<text:line-break/> <text:s/>WHERE SemanticTag.chapter_id = SemanticChapterStat.chapter_id<text:line-break/> <text:s/>AND parent_id='Morale_Négative'<text:line-break/> <text:s/>GROUP BY 1 ORDER BY 2 desc;</text:p>
      <text:p text:style-name="P3"/>
      <text:p text:style-name="P1">--&gt; les chapitres où on parle à la fois de théâtre et de morale_négative ordonné par la somme de théatre et morale_négative</text:p>
      <text:p text:style-name="P1">SELECT chapitre, sum(compte) 'Théâtre et Morale_Négative' from</text:p>
      <text:p text:style-name="P3">(</text:p>
      <text:p text:style-name="P3">SELECT chapter_id as chapitre, count(parent_id) as compte, 'Théâtre' FROM SemanticTag <text:s/>where parent_id='Théâtre' group by 1,3</text:p>
      <text:p text:style-name="P3">UNION</text:p>
      <text:p text:style-name="P3">SELECT chapter_id as chapitre, count(parent_id) as compte, 'Morale_Négative' FROM SemanticTag <text:s/>where parent_id='Morale_Négative' group by 1,3)</text:p>
      <text:p text:style-name="P3">where chapitre IN</text:p>
      <text:p text:style-name="P3">(</text:p>
      <text:p text:style-name="P3">SELECT chapter_id FROM SemanticTag <text:s/>where parent_id='Théâtre'</text:p>
      <text:p text:style-name="P3">INTERSECT</text:p>
      <text:p text:style-name="P3">SELECT chapter_id FROM SemanticTag <text:s/>where parent_id='Morale_Négative'</text:p>
      <text:p text:style-name="P3">)</text:p>
      <text:p text:style-name="P3">group by chapitre order by 2 desc</text:p>
      <text:p text:style-name="P12">Chiara (la requête en langage naturel + évaluation du résultat) :</text:p>
      <text:list xml:id="list299798968" text:continue-numbering="true" text:style-name="L4">
        <text:list-item>
          <text:p text:style-name="P26">Première façon : Les chapitres où on parle de condamnation ordonné par fréquence <text:soft-page-break/>décroissante.</text:p>
        </text:list-item>
      </text:list>
      <text:p text:style-name="P12"/>
      <text:p text:style-name="P12">"voisin_defense_1671_20"<text:tab/>"787"</text:p>
      <text:p text:style-name="P14"><text:bookmark-start text:name="__DdeLink__1864_1987490361"/>http://obvil.paris-sorbonne.fr/corpus/haine-theatre/voisin_defense_1671/body-5-12<text:bookmark-end text:name="__DdeLink__1864_1987490361"/></text:p>
      <text:p text:style-name="P12">"<text:bookmark-start text:name="__DdeLink__1860_1987490361"/>voisin_defense_1671_17<text:bookmark-end text:name="__DdeLink__1860_1987490361"/>"<text:tab/>"300"</text:p>
      <text:p text:style-name="P14"><text:bookmark-start text:name="__DdeLink__1870_1987490361"/>http://obvil.paris-sorbonne.fr/corpus/haine-theatre/voisin_defense_1671/body-5-9<text:bookmark-end text:name="__DdeLink__1870_1987490361"/></text:p>
      <text:p text:style-name="P12">"rousseau_lettre-a-d-alembert_1758_2"<text:tab/>"296"</text:p>
      <text:p text:style-name="P14"><text:bookmark-start text:name="__DdeLink__1872_1987490361"/>http://obvil.paris-sorbonne.fr/corpus/haine-theatre/rousseau_lettre-a-d-alembert_1758/body-2<text:bookmark-end text:name="__DdeLink__1872_1987490361"/></text:p>
      <text:p text:style-name="P12">"voisin_defense_1671_15"<text:tab/>"225"</text:p>
      <text:p text:style-name="P12">"voisin_defense_1671_19"<text:tab/>"220"</text:p>
      <text:p text:style-name="P12">"voisin_defense_1671_18"<text:tab/>"132"</text:p>
      <text:p text:style-name="P12">On voit que les résultats sont les mêmes qu’on trouvait déjà dans les autres requêtes =&gt; cela signifie que la condamnation comme ça ne veut pas dire grand-chose, il faut qu’elle soit lié à une autre thématique pour l’analyser en détail. </text:p>
      <text:list xml:id="list725079029" text:continue-numbering="true" text:style-name="L4">
        <text:list-item>
          <text:p text:style-name="P26">Par exemple, cette deuxième façon, (les chapitres où on parle à la fois de théâtre et de morale_négative ordonné par la somme de théatre et morale_négative) devrait en théorie nous permettre de mieux cerner les thématiques des chapters qui ressortent comme résultats…mais en fait non, les résultats sont égaux à la requête précédente.</text:p>
        </text:list-item>
      </text:list>
      <text:p text:style-name="P12">"voisin_defense_1671_20"<text:tab/>"2500" (tout !!!)</text:p>
      <text:p text:style-name="P12">"voisin_defense_1671_17"<text:tab/>"1274" (économie, femme, femme et religion)</text:p>
      <text:p text:style-name="P12"><text:soft-page-break/>"rousseau_lettre-a-d-alembert_1758_2"<text:tab/>"891" (économie, femme et religion)</text:p>
      <text:p text:style-name="P12">"voisin_defense_1671_15"<text:tab/>"717" (religion ; femme et religion)</text:p>
      <text:p text:style-name="P12">"voisin_defense_1671_19"<text:tab/>"559" (religion ; femme et religion)</text:p>
      <text:p text:style-name="P12">"voisin_defense_1671_18"<text:tab/>"517" (famille et femme)</text:p>
      <text:h text:style-name="P22" text:outline-level="3">qualités négatives</text:h>
      <text:p text:style-name="P1">(pour voir comment elles sont reliés à la condamnation, si ça marche).</text:p>
      <text:p text:style-name="P1"/>
      <text:p text:style-name="P3">SELECT chapter_id, count(parent_id) FROM SemanticTag where parent_id='Qualité_Négative' group by 1 order by 2 desc;</text:p>
      <text:p text:style-name="P3"/>
      <text:p text:style-name="P1">--&gt; intersection qualité négative et condamnation</text:p>
      <text:p text:style-name="P1">SELECT chapitre, sum(compte) <text:s/>as 'Qualité_Négative et Morale_Négative' from(</text:p>
      <text:p text:style-name="P1">SELECT chapter_id as chapitre, count(parent_id) as compte, 'Qualité_Négative' FROM SemanticTag <text:s/>where parent_id='Qualité_Négative' group by 1,3</text:p>
      <text:p text:style-name="P1">UNION</text:p>
      <text:p text:style-name="P1">SELECT chapter_id as chapitre, count(parent_id) as compte, 'Morale_Négative' FROM SemanticTag <text:s/>where parent_id='Morale_Négative' group by 1,3)</text:p>
      <text:p text:style-name="P3">where chapitre IN</text:p>
      <text:p text:style-name="P3">(</text:p>
      <text:p text:style-name="P3">SELECT chapter_id FROM SemanticTag <text:s/>where parent_id='Qualité_Négative'</text:p>
      <text:p text:style-name="P3">INTERSECT</text:p>
      <text:p text:style-name="P3">SELECT chapter_id FROM SemanticTag <text:s/>where parent_id='Morale_Négative'</text:p>
      <text:p text:style-name="P3">)</text:p>
      <text:p text:style-name="P3">group by chapitre order by 2 desc</text:p>
      <text:p text:style-name="P3"/>
      <text:p text:style-name="P1">--&gt; liste ordonnée des articles qui contiennent qualité négative et/ou morale négative</text:p>
      <text:p text:style-name="P1"><text:soft-page-break/>SELECT chapter_id as chapitre, count(parent_id) as compte, 'Qualité_Négative' FROM SemanticTag <text:s/>where parent_id='Qualité_Négative' group by 1,3</text:p>
      <text:p text:style-name="P1">UNION</text:p>
      <text:p text:style-name="P1">SELECT chapter_id as chapitre, count(parent_id) as compte, 'Morale_Négative' FROM SemanticTag <text:s/>where parent_id='Morale_Négative' group by 1,3</text:p>
      <text:p text:style-name="P1">order by 1,2 desc</text:p>
      <text:p text:style-name="P1"/>
      <text:p text:style-name="P12">Chiara (la requête en langage naturel + évaluation du résultat) : quels sont les chapitres qui contiennent le plus de qualités négatives (pour voir si ces chapters correspondent à ceux de la condamnation</text:p>
      <text:p text:style-name="P12">"voisin_defense_1671_20"<text:tab/>"537"</text:p>
      <text:p text:style-name="P14"><text:bookmark-start text:name="__DdeLink__1877_1987490361"/>http://obvil.paris-sorbonne.fr/corpus/haine-theatre/voisin_defense_1671/body-5-12<text:bookmark-end text:name="__DdeLink__1877_1987490361"/></text:p>
      <text:p text:style-name="P12">"rousseau_lettre-a-d-alembert_1758_2"<text:tab/>"207"</text:p>
      <text:p text:style-name="P14"><text:bookmark-start text:name="__DdeLink__1879_1987490361"/>http://obvil.paris-sorbonne.fr/corpus/haine-theatre/rousseau_lettre-a-d-alembert_1758/body-2<text:bookmark-end text:name="__DdeLink__1879_1987490361"/></text:p>
      <text:p text:style-name="P12">"voisin_defense_1671_17"<text:tab/>"151"</text:p>
      <text:p text:style-name="P14"><text:bookmark-start text:name="__DdeLink__1881_1987490361"/>http://obvil.paris-sorbonne.fr/corpus/haine-theatre/voisin_defense_1671/body-5-9<text:bookmark-end text:name="__DdeLink__1881_1987490361"/></text:p>
      <text:p text:style-name="P12">"voisin_defense_1671_15"<text:tab/>"129"</text:p>
      <text:p text:style-name="P12">"voisin_defense_1671_19"<text:tab/>"128"</text:p>
      <text:p text:style-name="P13">"voisin_defense_1671_18"<text:tab/>"86"</text:p>
      <text:p text:style-name="P13"/>
      <text:p text:style-name="P12">Ils correspondent totalement. Cela confirme mon hypothèse et aussi la construction de l’ontologie. Cool !</text:p>
      <text:list xml:id="list1581487040" text:continue-numbering="true" text:style-name="L4">
        <text:list-item>
          <text:p text:style-name="P26"><text:soft-page-break/>Deuxième façon : -&gt; intersection qualité négative et condamnation</text:p>
        </text:list-item>
      </text:list>
      <text:p text:style-name="P12">Même résultats, cool. Cela confirme encore plus.</text:p>
      <text:p text:style-name="P12">"voisin_defense_1671_20"<text:tab/>"1324"</text:p>
      <text:p text:style-name="P12">"rousseau_lettre-a-d-alembert_1758_2"<text:tab/>"503"</text:p>
      <text:p text:style-name="P12">"voisin_defense_1671_17"<text:tab/>"451"</text:p>
      <text:p text:style-name="P12">"voisin_defense_1671_15"<text:tab/>"354"</text:p>
      <text:p text:style-name="P12">"voisin_defense_1671_19"<text:tab/>"348"</text:p>
      <text:p text:style-name="P12">"voisin_defense_1671_18"<text:tab/>"218"</text:p>
      <text:p text:style-name="P12"/>
      <text:list xml:id="list648042076" text:continue-numbering="true" text:style-name="L4">
        <text:list-item>
          <text:p text:style-name="P26">Troisième façon : liste ordonnée des articles qui contiennent qualité négative et/ou morale négative</text:p>
        </text:list-item>
      </text:list>
      <text:p text:style-name="P12">Cette liste est ordonnée par titres, n’est utile que si on la trie par « compte ». </text:p>
      <text:p text:style-name="P12">"voisin_defense_1671_20"<text:tab/>"787"<text:tab/>"Morale_Négative"</text:p>
      <text:p text:style-name="P12">"voisin_defense_1671_20"<text:tab/>"537"<text:tab/>"Qualité_Négative"</text:p>
      <text:p text:style-name="P12">"voisin_defense_1671_17"<text:tab/>"300"<text:tab/>"Morale_Négative"</text:p>
      <text:p text:style-name="P12">"rousseau_lettre-a-d-alembert_1758_2"<text:tab/>"296"<text:tab/>"Morale_Négative"</text:p>
      <text:p text:style-name="P12">"voisin_defense_1671_15"<text:tab/>"225"<text:tab/>"Morale_Négative"</text:p>
      <text:p text:style-name="P12"><text:soft-page-break/>"voisin_defense_1671_19"<text:tab/>"220"<text:tab/>"Morale_Négative"</text:p>
      <text:p text:style-name="P12"/>
      <text:p text:style-name="P12">On dénote que la moralité nég est plus puissante que la qualité. <text:s/></text:p>
      <text:h text:style-name="P22" text:outline-level="3">spectateur et moralité négative</text:h>
      <text:p text:style-name="P1">(c'est possible deux thèmes au même temps?).</text:p>
      <text:p text:style-name="P1"/>
      <text:p text:style-name="P1">--&gt; ici tu as les chapitres où il y a à la fois Morale_Négative et Public (Spectateur, Spectatrice et Public). La colonne somme contient la somme de morale_négative et Public (Spectateur, Spectatrice et Public).</text:p>
      <text:p text:style-name="P1">SELECT chapitre, sum(compte) <text:s/>as 'Spectateur, spectatrice public et Morale_Négative' from(</text:p>
      <text:p text:style-name="P3">SELECT chapter_id as chapitre, count(parent_id) as compte, 'Public' FROM SemanticTag <text:s/>where parent_id='Théâtre' and term_id <text:s/>in <text:s/>('Spectateur', 'Spectatrice','Public')</text:p>
      <text:p text:style-name="P3">group by 1,3</text:p>
      <text:p text:style-name="P3">UNION</text:p>
      <text:p text:style-name="P3">SELECT chapter_id as chapitre, count(parent_id) as compte, 'Morale_Négative' FROM SemanticTag <text:s/>where parent_id='Morale_Négative' group by 1,3)</text:p>
      <text:p text:style-name="P3">where chapitre IN</text:p>
      <text:p text:style-name="P3">(</text:p>
      <text:p text:style-name="P3">SELECT chapter_id FROM SemanticTag <text:s/>where parent_id='Théâtre' and term_id <text:s/>in <text:s/>('Spectateur', 'Spectatrice','Public')</text:p>
      <text:p text:style-name="P3">INTERSECT</text:p>
      <text:p text:style-name="P3">SELECT chapter_id FROM SemanticTag <text:s/>where parent_id='Morale_Négative'</text:p>
      <text:p text:style-name="P3">)</text:p>
      <text:p text:style-name="P3">group by chapitre order by 2 desc</text:p>
      <text:p text:style-name="P3"/>
      <text:p text:style-name="P1">--&gt; ici tu peux voir on détail pour chaque chapitre le nombre de morale négative et de public <text:s/>(Spectateur, Spectatrice et Public)</text:p>
      <text:p text:style-name="P3">SELECT chapter_id as chapitre, count(parent_id) as compte, 'Public' FROM SemanticTag <text:s/>where <text:soft-page-break/>parent_id='Théâtre' and term_id <text:s/>in <text:s/>('Spectateur', 'Spectatrice','Public')</text:p>
      <text:p text:style-name="P3">group by 1,3</text:p>
      <text:p text:style-name="P3">UNION</text:p>
      <text:p text:style-name="P3">SELECT chapter_id as chapitre, count(parent_id) as compte, 'Morale_Négative' FROM SemanticTag <text:s/>where parent_id='Morale_Négative' group by 1,3</text:p>
      <text:p text:style-name="P3"/>
      <text:p text:style-name="P3"/>
      <text:p text:style-name="P12">Chiara (la requête en langage naturel + évaluation du résultat) : Dans quels chapters le spectateur est condamné ?</text:p>
      <text:list xml:id="list1754057110" text:continue-numbering="true" text:style-name="L4">
        <text:list-item>
          <text:p text:style-name="P26">Première façon : les résultats sont les mêmes de la condamnation</text:p>
        </text:list-item>
      </text:list>
      <text:p text:style-name="P12">"voisin_defense_1671_20"<text:tab/>"884"</text:p>
      <text:p text:style-name="P12">"rousseau_lettre-a-d-alembert_1758_2"<text:tab/>"428"</text:p>
      <text:p text:style-name="P12">"voisin_defense_1671_17"<text:tab/>"325"</text:p>
      <text:p text:style-name="P12">"voisin_defense_1671_15"<text:tab/>"255"</text:p>
      <text:p text:style-name="P12">"voisin_defense_1671_19"<text:tab/>"240"</text:p>
      <text:p text:style-name="P13">"voisin_defense_1671_18"<text:tab/>"140"</text:p>
      <text:p text:style-name="P13"/>
      <text:p text:style-name="P12">Question: ne serait pas trop forte la composante de “condemnation” par rapport à celle des “spectateurs”?</text:p>
      <text:list xml:id="list1930285116" text:continue-numbering="true" text:style-name="L4">
        <text:list-item>
          <text:p text:style-name="P26">Deuxième façon, les deux thèmes divisés</text:p>
        </text:list-item>
      </text:list>
      <text:p text:style-name="P16">"voisin_defense_1671_20"<text:tab/>"787"<text:tab/>"Morale_Négative"</text:p>
      <text:p text:style-name="P16"><text:soft-page-break/>"voisin_defense_1671_17"<text:tab/>"300"<text:tab/>"Morale_Négative"</text:p>
      <text:p text:style-name="P16">"rousseau_lettre-a-d-alembert_1758_2"<text:tab/>"296"<text:tab/>"Morale_Négative"</text:p>
      <text:p text:style-name="P16">"voisin_defense_1671_15"<text:tab/>"225"<text:tab/>"Morale_Négative"</text:p>
      <text:p text:style-name="P16">"voisin_defense_1671_19"<text:tab/>"220"<text:tab/>"Morale_Négative"</text:p>
      <text:p text:style-name="P16">"rousseau_lettre-a-d-alembert_1758_2"<text:tab/>"132"<text:tab/>"Public"</text:p>
      <text:p text:style-name="P12">Nous découvrons que, en effet, la moralité sovraste le public.</text:p>
      <text:h text:style-name="P22" text:outline-level="3">passion</text:h>
      <text:p text:style-name="P1">(pour quels auteurs est un thème positif et dans quels chapitres).</text:p>
      <text:p text:style-name="P1"/>
      <text:p text:style-name="P1">--&gt; ici tu as les chapitres où il y a à la fois Morale_Positive et Passion. La colonne somme contient la somme de morale_positive et passion</text:p>
      <text:p text:style-name="P1">SELECT chapitre, sum(compte) <text:s/>as 'Passion et Morale_Positive' from(</text:p>
      <text:p text:style-name="P3">SELECT chapter_id as chapitre, count(parent_id) as compte, 'Passion' FROM SemanticTag <text:s/>where parent_id='Passion'</text:p>
      <text:p text:style-name="P3">group by 1,3</text:p>
      <text:p text:style-name="P3">UNION</text:p>
      <text:p text:style-name="P3">SELECT chapter_id as chapitre, count(parent_id) as compte, 'Morale_Positive' FROM SemanticTag <text:s/>where parent_id='Morale_Positive' group by 1,3)</text:p>
      <text:p text:style-name="P3">where chapitre IN</text:p>
      <text:p text:style-name="P3">(</text:p>
      <text:p text:style-name="P3">SELECT chapter_id FROM SemanticTag <text:s/>where parent_id='Passion'</text:p>
      <text:p text:style-name="P3">INTERSECT</text:p>
      <text:p text:style-name="P3">SELECT chapter_id FROM SemanticTag <text:s/>where parent_id='Morale_Positive'</text:p>
      <text:p text:style-name="P3">)</text:p>
      <text:p text:style-name="P3"><text:soft-page-break/>group by chapitre order by 2 desc</text:p>
      <text:p text:style-name="P3"/>
      <text:p text:style-name="P3"><text:span text:style-name="Police_20_par_20_défaut"><text:span text:style-name="T13">ça marche pas!!!!!!!!</text:span></text:span></text:p>
      <text:p text:style-name="P3"/>
      <text:p text:style-name="P1">--&gt; ici tu peux voir on détail pour chaque chapitre le nombre de morale positive et de passion</text:p>
      <text:p text:style-name="P1"/>
      <text:p text:style-name="P3">SELECT chapter_id as chapitre, count(parent_id) as compte, 'Passion' FROM SemanticTag <text:s/>where parent_id='Passion'</text:p>
      <text:p text:style-name="P3">group by 1,3</text:p>
      <text:p text:style-name="P3">UNION</text:p>
      <text:p text:style-name="P3">SELECT chapter_id as chapitre, count(parent_id) as compte, 'Morale_Positive' FROM SemanticTag <text:s/>where parent_id='Morale_Positive' group by 1,3</text:p>
      <text:p text:style-name="P3"/>
      <text:p text:style-name="P12">Chiara (la requête en langage naturel + évaluation du résultat) : pour quels chapters la passion est positive ?</text:p>
      <text:p text:style-name="P12"/>
      <text:list xml:id="list266949098" text:continue-numbering="true" text:style-name="L4">
        <text:list-item>
          <text:p text:style-name="P26">Premier essai, morale positive et passion.</text:p>
        </text:list-item>
      </text:list>
      <text:p text:style-name="P17">Ça marche pas.</text:p>
      <text:p text:style-name="P17">Il est vide.</text:p>
      <text:p text:style-name="P17">Il n’y a que de la morale positive !!!! Pas de passion. Erreur. </text:p>
      <text:h text:style-name="P22" text:outline-level="3">guerre</text:h>
      <text:p text:style-name="P1">(où les auteurs parlent de guerre et pourquoi).</text:p>
      <text:p text:style-name="P1"/>
      <text:p text:style-name="P3"><text:span text:style-name="Police_20_par_20_défaut"><text:span text:style-name="T1">SELECT chapter_id, cou</text:span></text:span><text:span text:style-name="Police_20_par_20_défaut"><text:span text:style-name="T1">nt(parent_id) FROM Semanti</text:span></text:span>cTag where parent_id='Guerre' group by 1 <text:soft-page-break/>order by 2 desc;</text:p>
      <text:p text:style-name="P12">Chiara (la requête en langage naturel + évaluation du résultat) : dans quels chapters ressor la thématique de la guerre.</text:p>
      <text:p text:style-name="P12">"rousseau_lettre-a-d-alembert_1758_2"<text:tab/>"32"</text:p>
      <text:p text:style-name="P14"><text:bookmark-start text:name="__DdeLink__1886_1987490361"/>http://obvil.paris-sorbonne.fr/corpus/haine-theatre/rousseau_lettre-a-d-alembert_1758/body-2<text:bookmark-end text:name="__DdeLink__1886_1987490361"/></text:p>
      <text:p text:style-name="P12">"voisin_defense_1671_17"<text:tab/>"26"</text:p>
      <text:p text:style-name="P14"><text:bookmark-start text:name="__DdeLink__1888_1987490361"/><text:bookmark-start text:name="__DdeLink__1895_1987490361"/>http://obvil.paris-sorbonne.fr/corpus/haine-theatre/voisin_defense_1671/body-5-9<text:bookmark-end text:name="__DdeLink__1888_1987490361"/><text:bookmark-end text:name="__DdeLink__1895_1987490361"/></text:p>
      <text:p text:style-name="P12">"voisin_defense_1671_20"<text:tab/>"26"</text:p>
      <text:p text:style-name="P14"><text:bookmark-start text:name="__DdeLink__1890_1987490361"/>http://obvil.paris-sorbonne.fr/corpus/haine-theatre/voisin_defense_1671/body-5-12<text:bookmark-end text:name="__DdeLink__1890_1987490361"/></text:p>
      <text:p text:style-name="P12">"aubignac_dissertation_1666_1"<text:tab/>"17"</text:p>
      <text:p text:style-name="P12">"tilenus_traite_1600_1"<text:tab/>"12"</text:p>
      <text:p text:style-name="P12">"voisin_defense_1671_15"<text:tab/>"12"</text:p>
      <text:h text:style-name="P22" text:outline-level="3">théâtre</text:h>
      <text:p text:style-name="P1">(dans le sens des différents sous catégories de Spectacle-représentation =&gt; comment les différents auteurs nomment le théâtre (différence de nomenclature entre tragédies, comédies, jeu de théâtre, etc. pour voir comment l'appellation évolue au cours du temps – nécessité d’avoir dans l’avenir un corpus plus grand.</text:p>
      <text:p text:style-name="P1"/>
      <text:p text:style-name="P3">SELECT chapter_id, term_id, count(term_id) FROM SemanticTag where parent_id='Théâtre' and term_id <text:s/>in <text:s/>( 'Théâtre','Comédie','Mystère','Tragi-Comédie','Tragédie') group by 1,2 order by 3 desc</text:p>
      <text:p text:style-name="P3"/>
      <text:p text:style-name="P12"><text:soft-page-break/>Chiara (la requête en langage naturel + évaluation du résultat) : comment les différents auteurs nomment le théâtre</text:p>
      <text:p text:style-name="P12">"voisin_defense_1671_20"<text:tab/>"Comédie"<text:tab/>"450"</text:p>
      <text:p text:style-name="P14">http://obvil.paris-sorbonne.fr/corpus/haine-theatre/voisin_defense_1671/body-5-12</text:p>
      <text:p text:style-name="P12">"voisin_defense_1671_20"<text:tab/>"Théâtre"<text:tab/>"183"</text:p>
      <text:p text:style-name="P14">http://obvil.paris-sorbonne.fr/corpus/haine-theatre/voisin_defense_1671/body-5-12</text:p>
      <text:p text:style-name="P12">"voisin_defense_1671_17"<text:tab/>"Tragédie"<text:tab/>"132"</text:p>
      <text:p text:style-name="P14">http://obvil.paris-sorbonne.fr/corpus/haine-theatre/voisin_defense_1671/body-5-9</text:p>
      <text:p text:style-name="P12">"voisin_defense_1671_17"<text:tab/>"Comédie"<text:tab/>"122"</text:p>
      <text:p text:style-name="P12">"rousseau_lettre-a-d-alembert_1758_2"<text:tab/>"Théâtre"<text:tab/>"109"</text:p>
      <text:p text:style-name="P12">"voisin_defense_1671_19"<text:tab/>"Comédie"<text:tab/>"103"</text:p>
      <text:p text:style-name="P12"/>
      <text:p text:style-name="P12">Très intéressant, il y a « mystère » aussi ! </text:p>
      <text:p text:style-name="P12">Il serait encore mieux si on pouvait voir la même chose avec la pondérationtatistique.</text:p>
      <text:p text:style-name="P1"/>
      <text:h text:style-name="P24" text:outline-level="1">Conclusion/Perspectives</text:h>
      <text:list xml:id="list6786579487243417051" text:style-name="L5">
        <text:list-item>
          <text:p text:style-name="P31"><text:span text:style-name="Police_20_par_20_défaut"><text:span text:style-name="T1">Ça </text:span></text:span><text:span text:style-name="Police_20_par_20_défaut"><text:span text:style-name="T1">marche ? </text:span></text:span><text:span text:style-name="Police_20_par_20_défaut"><text:span text:style-name="T4">(Chiara)</text:span></text:span><text:span text:style-name="Police_20_par_20_défaut"><text:span text:style-name="T4"> Oui, ça marche, mais il faut encore bien l’affiner. </text:span></text:span><text:span text:style-name="Police_20_par_20_défaut"><text:span text:style-name="T4">Par exemple, insérer la pondération statistique pour une analyse plus précise. Il serait bien aussi de pouvoir montrer graphiquement quels sont les chapitres plus intéressants, c’est-à-dire, ceux quin contiennent le plus de thématiques en eux-mêmes (</text:span></text:span><text:span text:style-name="Police_20_par_20_défaut"><text:span text:style-name="T1">voisin_defense_1671_20</text:span></text:span><text:span text:style-name="Police_20_par_20_défaut"><text:span text:style-name="T1">, par exemple).</text:span></text:span></text:p>
        </text:list-item>
        <text:list-item>
          <text:p text:style-name="P37">Explorer un corpus en fonction du point de vue défini dans une ontologie.</text:p>
        </text:list-item>
        <text:list-item>
          <text:p text:style-name="P31"><text:soft-page-break/><text:span text:style-name="Police_20_par_20_défaut"><text:span text:style-name="T1">Méthode et code exploitable dans d’autres contexte (corpus Apollinaire ? </text:span></text:span>Critique?)</text:p>
        </text:list-item>
        <text:list-item>
          <text:p text:style-name="P31"><text:span text:style-name="Police_20_par_20_défaut"><text:span text:style-name="T1">Pondération statistique des résultats (taille des chapitre, fréquence relative d</text:span></text:span><text:span text:style-name="Police_20_par_20_défaut"><text:span text:style-name="T1">es termes, etc.) </text:span></text:span>Amine ?</text:p>
        </text:list-item>
        <text:list-item>
          <text:p text:style-name="P34">Formuler des requêtes en langage naturel (Zied?).</text:p>
        </text:list-item>
        <text:list-item>
          <text:p text:style-name="P31">Problèmes :</text:p>
        </text:list-item>
        <text:list-item>
          <text:p text:style-name="P37">travail long de construction de l’ontologie</text:p>
        </text:list-item>
        <text:list-item>
          <text:p text:style-name="P37">(ré)évaluation de l’ontologie au gré de l’enrichissement du corpus (un terme repéré reste-t-il discriminant après l’ajout de 10 nouveaux volumes ? Des termes écartés le deviennent-ils ? Comment repérer de nouveaux termes ? → problème de l’expertise linguistique sur un corpus non clôt).</text:p>
        </text:list-item>
        <text:list-item>
          <text:p text:style-name="P37">requêtes à formuler à chaque nouveau cas...</text:p>
        </text:list-item>
      </text:list>
      <text:p text:style-name="P1"/>
      <text:p text:style-name="P1"/>
      <text:p text:style-name="P1"/>
      <text:p text:style-name="P1"/>
      <text:list xml:id="list4279497870800051417" text:style-name="L6">
        <text:list-item>
          <text:p text:style-name="P25">Conclusions</text:p>
        </text:list-item>
      </text:list>
      <text:p text:style-name="Standard"/>
      <text:p text:style-name="Standard"><text:span text:style-name="Police_20_par_20_défaut"><text:span text:style-name="T6">In this paper we showed a method </text:span></text:span><text:span text:style-name="Police_20_par_20_défaut"><text:span text:style-name="T6">based on using an ontology to analyse automatically many texts together with a dual interest: documentary and linguistic. On the one hand, by improving a state of knowledge about the French 17</text:span></text:span><text:span text:style-name="Police_20_par_20_défaut"><text:span text:style-name="T12">th</text:span></text:span><text:span text:style-name="Police_20_par_20_défaut"><text:span text:style-name="T6"> century language. On the other hand, refining the vocabulary </text:span></text:span><text:span text:style-name="Police_20_par_20_défaut"><text:span text:style-name="T6">linked to the theatre controversy. </text:span></text:span></text:p>
      <text:p text:style-name="Standard">The practice we are presenting and currently proceeding with is an iterative method that constantly analyses the results and their reliability. The process of creating the ontology is a very long and demanding one. Once the ontology is created, it needs to be adjusted and expanded when new texts added to the corpus contain new terms. In fact, at the core of the ontology there is the reliability of the discriminant terms (linguistic signs), but their importance as linguistic signs can evolve according to the collection of texts. The fact that we are working on a non-closed corpus constrains us to reflect on our expertise and its degree of reliability. We need to constantly verify the lexicon of our ontology list as being completely detached from preconceptions: the approval or disapproval of the method is faced to actual scenarios taken from the context of each text. </text:p>
      <text:p text:style-name="Standard"><text:span text:style-name="Police_20_par_20_défaut"><text:span text:style-name="T6">To explore a corpus with an ontology depending on a particular point of view, i.e. on the precise point of v</text:span></text:span><text:span text:style-name="Police_20_par_20_défaut"><text:span text:style-name="T6">iew of condemnation or approval of theatre, has revealed by now a successful conception. Possibly, this method and this code are exploitable in other contexts, such as the corpus du Projet Apollinaire, Projet Molière ou Projet Historiographie </text:span></text:span><text:span text:style-name="Police_20_par_20_défaut"><text:span text:style-name="T6">théâtrale du </text:span></text:span><text:span text:style-name="Police_20_par_20_défaut"><text:span text:style-name="T6">Labex Obvil.</text:span></text:span><text:span text:style-name="Appel_20_note_20_de_20_bas_20_de_20_p."><text:span text:style-name="T6"><text:note text:id="ftn7" text:note-class="footnote"><text:note-citation>7</text:note-citation><text:note-body><text:p><text:span text:style-name="Police_20_par_20_défaut"><text:span text:style-name="T10"><text:s/>HyperApollinaire: </text:span></text:span><text:a xlink:type="simple" xlink:href="http://obvil.paris-sorbonne.fr/projets/historiographie-theatrale" office:target-frame-name="_top" xlink:show="replace"><text:span text:style-name="Lien_20_hypertexte"><text:span text:style-name="T10">http://obvil.paris-sorbonne.fr/projets/historiographie-theatrale</text:span></text:span></text:a><text:span text:style-name="Police_20_par_20_défaut"><text:span text:style-name="T10"> Molière: </text:span></text:span><text:a xlink:type="simple" xlink:href="http://obvil.paris-sorbonne.fr/projets/projet-moliere" office:target-frame-name="_top" xlink:show="replace"><text:span text:style-name="Lien_20_hypertexte"><text:span text:style-name="T10">http://obvil.paris-sorbonne.fr/projets/projet-moliere</text:span></text:span></text:a><text:span text:style-name="Police_20_par_20_défaut"><text:span text:style-name="T10"> Historiographie théâtrale : </text:span></text:span><text:a xlink:type="simple" xlink:href="http://obvil.paris-sorbonne.fr/projets/historiographie-theatrale" office:target-frame-name="_top" xlink:show="replace"><text:span text:style-name="Lien_20_hypertexte"><text:span text:style-name="T10">http://obvil.paris-sorb</text:span></text:span></text:a><text:a xlink:type="simple" xlink:href="http://obvil.paris-sorbonne.fr/projets/historiographie-theatrale" office:target-frame-name="_top" xlink:show="replace"><text:span text:style-name="Lien_20_hypertexte"><text:span text:style-name="T10">onne.fr/projets/historiographie-theatrale</text:span></text:span></text:a></text:p></text:note-body></text:note></text:span></text:span></text:p>
      <text:p text:style-name="P10"><text:soft-page-break/></text:p>
      <text:p text:style-name="P10"/>
      <text:p text:style-name="P10"/>
      <text:p text:style-name="P10"/>
      <text:p text:style-name="P10"/>
      <text:p text:style-name="P10"/>
      <text:p text:style-name="P6">Différences avec DeSeRT:</text:p>
      <text:p text:style-name="P5"/>
      <text:p text:style-name="P4">Desert:</text:p>
      <text:p text:style-name="P4"/>
      <text:p text:style-name="P4">Dans ce logiciel, il manque une liste des mots qui sont porteurs de sens. L'utilisateur ne peut pas connaitre à priori ce qui est important (ou pertinent) dans son corpus, à moins qu'il connaisse par coeur son corpus. Avec l'ontologie, il suffit de regarder l'arbre (ou de remonter/descendre dans les classes pour une majeure ou mineure précision) et on comprend tout de suite quels sont les mots les plus importants.</text:p>
      <text:p text:style-name="P4"/>
      <text:p text:style-name="P4">Il manque aussi la possibilité de ranger les blocs par pertinence, c'est-à-dire pour ce qui concerne la HdT =&gt; trier les blocs pour ou contre le théatre (+ autres champs sémantiques). Exemple:</text:p>
      <text:p text:style-name="P4"/>
      <text:p text:style-name="P4"/>
      <text:p text:style-name="P4">Desert a des problèmes avec l'indexation: certains mots ne sont pas reconnus, comme théatre!</text:p>
      <text:p text:style-name="P4"/>
      <text:p text:style-name="P4">Desert prend en compte aussi les mots pas porteurs de sens et pas pertinents, comme par exemple "et"!</text:p>
      <text:p text:style-name="Standard"><text:span text:style-name="Police_20_par_20_défaut"><text:span text:style-name="T5"/></text:span></text:p>
      <text:p text:style-name="P4"/>
      <text:p text:style-name="P4"/>
      <text:p text:style-name="P4"/>
      <text:p text:style-name="P4"/>
      <text:p text:style-name="P4"/>
      <text:p text:style-name="P4"><text:soft-page-break/></text:p>
      <text:p text:style-name="P4">autre exemple:</text:p>
      <text:p text:style-name="P4"/>
      <text:p text:style-name="Standard"><text:span text:style-name="Police_20_par_20_défaut"><text:span text:style-name="T5"/></text:span></text:p>
      <text:p text:style-name="P4"/>
      <text:p text:style-name="P4"/>
      <text:p text:style-name="P4"/>
      <text:p text:style-name="P4">Dans la comparaison avec un fichier, qui est automatique, les coloriages des mots ne sont pas faits selon les champs sémantiques, et on perd beaucoup de temps pour reconnaitre les différents champs sémantiques de chaque bloc. Avec notre moteur de recherche sémantique les répérages sont plus faciles, grace aux coleurs différents.</text:p>
      <text:p text:style-name="P4"/>
      <text:p text:style-name="P4"/>
      <text:p text:style-name="P5">Dans notre moteur, il serait bien aussi de pouvoir visualiser les scores dans un graphe, <text:s/>pour voir tout de suite quelle est la différence de score entre différents chapitres.</text:p>
      <text:p text:style-name="P5">Il serait bien aussi de pouvoir comparer seulement quelques textes ou passages choisis par l'utilisateur.</text:p>
      <text:p text:style-name="P5"/>
      <text:p text:style-name="P1"/>
      <text:p text:style-name="P1"/>
      <text:p text:style-name="P1"/>
      <text:p text:style-name="P5">Quelle est la distance des mots (utilisés pour détécter les champs sémantiques) pour Desert??? Il n'est pas clair. De plus, ne comprenant pas la pertinence des mots surlignés, plusieurs résultats de Desert n'ont pas de sens.</text:p>
      <text:p text:style-name="P5"/>
      <text:p text:style-name="P3"><text:span text:style-name="Police_20_par_20_défaut"><text:span text:style-name="T4">Exemple:</text:span></text:span></text:p>
      <text:p text:style-name="P1"/>
      <text:p text:style-name="P3"><text:span text:style-name="Police_20_par_20_défaut"><text:span text:style-name="T14">Fichier: Voi</text:span></text:span><text:span text:style-name="Police_20_par_20_défaut"><text:span text:style-name="T14">sinCOnti/VoisinCOnti/Conti.txt; bloc n°31 - val: 13/45 = 0</text:span></text:span><text:span text:style-name="Police_20_par_20_défaut"><text:span text:style-name="T15">; $***</text:span></text:span><text:span text:style-name="Police_20_par_20_défaut"><text:span text:style-name="T15"><text:line-break/></text:span></text:span><text:span text:style-name="Police_20_par_20_défaut"><text:span text:style-name="T15">seul défaut de la </text:span></text:span><text:span text:style-name="Police_20_par_20_défaut"><text:span text:style-name="T16">Comédie</text:span></text:span><text:span text:style-name="Police_20_par_20_défaut"><text:span text:style-name="T15">, la vengeance et l’ambition n’y sont pas traitées d’une manière moins dangereuse. Comme ces deux passions ne passent dans l’esprit de ceux qui ne se conduisent pas </text:span></text:span><text:span text:style-name="Police_20_par_20_défaut"><text:span text:style-name="T15">par les règles de l’Evangile que pour de nobles maladies de l’âme, surtout quand on ne se sert pour les </text:span></text:span><text:span text:style-name="Police_20_par_20_défaut"><text:span text:style-name="T16">contenter</text:span></text:span><text:span text:style-name="Police_20_par_20_défaut"><text:span text:style-name="T15"> que des moyens que le monde trouve </text:span></text:span><text:span text:style-name="Police_20_par_20_défaut"><text:span text:style-name="T16">honnêtes</text:span></text:span><text:span text:style-name="Police_20_par_20_défaut"><text:span text:style-name="T15">. Les poètes se rendant d’abord esclaves de ces maximes pernicieuses, en composent tout le mérite d</text:span></text:span><text:span text:style-name="Police_20_par_20_défaut"><text:span text:style-name="T15">e leurs Héros. Rodrigue n’obtiendrait pas le rang qu’il a dans la </text:span></text:span><text:span text:style-name="Police_20_par_20_défaut"><text:span text:style-name="T16">Comédie</text:span></text:span><text:span text:style-name="Police_20_par_20_défaut"><text:span text:style-name="T15"> s’il ne l’eût mérité par deux duels, en tuant le Comte, et en désarmant Don Sanche : et si l’histoire le considère davantage par le nom de Cid, et par ses exploits contre les Mores; </text:span></text:span><text:span text:style-name="Police_20_par_20_défaut"><text:span text:style-name="T15">la </text:span></text:span><text:span text:style-name="Police_20_par_20_défaut"><text:span text:style-name="T16">Comédie</text:span></text:span><text:span text:style-name="Police_20_par_20_défaut"><text:span text:style-name="T15"> l’estime beaucoup plus par sa passion pour Chimène et par ses deux combats </text:span></text:span><text:span text:style-name="Police_20_par_20_défaut"><text:span text:style-name="T16">particuliers</text:span></text:span><text:span text:style-name="Police_20_par_20_défaut"><text:span text:style-name="T15">. Le récit même de la défaite des Mores y est fort ennuyeux, et peu nécessaire à l’ouvrage, étant certain qu’il n’y avait nulle rigueur en ce temps -là contre</text:span></text:span><text:span text:style-name="Police_20_par_20_défaut"><text:span text:style-name="T15"> les duels, et n’y ayant pas d’apparence que la </text:span></text:span><text:span text:style-name="Police_20_par_20_défaut"><text:span text:style-name="T16">sévérité</text:span></text:span><text:span text:style-name="Police_20_par_20_défaut"><text:span text:style-name="T15"> du Roi de Castille fût si grande en cette matière contre la coutume de son siècle, qu’il n’en pût bien pardonner deux par jour, même sans le prétexte d’une victoire aussi importante que celle. -là La</text:span></text:span><text:span text:style-name="Police_20_par_20_défaut"><text:span text:style-name="T15"> vengeance n’est-elle pas encore représentée dans Comélie comme un effet de la piété et de la fidélité conjugale jointes à la force et à la fermeté Romaines, au troisième Acte de La Mort de Pompée, Scène quatrième, lorsqu’elle dit à César.« </text:span></text:span><text:span text:style-name="Police_20_par_20_défaut"><text:span text:style-name="T16">C’est</text:span></text:span><text:span text:style-name="Police_20_par_20_défaut"><text:span text:style-name="T15"> là que tu</text:span></text:span><text:span text:style-name="Police_20_par_20_défaut"><text:span text:style-name="T15"> verras sur la terre et sur l’onde Le débris de Pharsale armer un </text:span></text:span><text:span text:style-name="Police_20_par_20_défaut"><text:span text:style-name="T16">autre</text:span></text:span><text:span text:style-name="Police_20_par_20_défaut"><text:span text:style-name="T15"> monde, Et </text:span></text:span><text:span text:style-name="Police_20_par_20_défaut"><text:span text:style-name="T16">c’est</text:span></text:span><text:span text:style-name="Police_20_par_20_défaut"><text:span text:style-name="T14"><text:line-break/></text:span></text:span><text:span text:style-name="Police_20_par_20_défaut"><text:span text:style-name="T14"><text:line-break/></text:span></text:span><text:span text:style-name="Police_20_par_20_défaut"><text:span text:style-name="T14">Fichier: VoisinCOnti/VoisinCOnti/Conti.txt; bloc n°27 - val: 13/45 = 0</text:span></text:span><text:span text:style-name="Police_20_par_20_défaut"><text:span text:style-name="T15">; $****</text:span></text:span><text:span text:style-name="Police_20_par_20_défaut"><text:span text:style-name="T15"><text:line-break/></text:span></text:span><text:span text:style-name="Police_20_par_20_défaut"><text:span text:style-name="T15">et que dès qu’il verrait cette </text:span></text:span><text:span text:style-name="Police_20_par_20_défaut"><text:span text:style-name="T16">sévérité</text:span></text:span><text:span text:style-name="Police_20_par_20_défaut"><text:span text:style-name="T15"> tant vantée dans un </text:span></text:span><text:span text:style-name="Police_20_par_20_défaut"><text:span text:style-name="T16">sujet</text:span></text:span><text:span text:style-name="Police_20_par_20_défaut"><text:span text:style-name="T15"> auquel il prendrait que</text:span></text:span><text:span text:style-name="Police_20_par_20_défaut"><text:span text:style-name="T15">lque intérêt, il reconnaîtrait bientôt ces fausses vertus pour ce qu’elles sont, </text:span></text:span><text:span text:style-name="Police_20_par_20_défaut"><text:span text:style-name="T16">c’est</text:span></text:span><text:span text:style-name="Police_20_par_20_défaut"><text:span text:style-name="T15">-à-dire, pour des vices véritables. </text:span></text:span><text:soft-page-break/><text:span text:style-name="Police_20_par_20_défaut"><text:span text:style-name="T15">Mais avant que de faire </text:span></text:span><text:span text:style-name="Police_20_par_20_défaut"><text:span text:style-name="T16">voir</text:span></text:span><text:span text:style-name="Police_20_par_20_défaut"><text:span text:style-name="T15"> plus à fond quelle est l’opposition qui est entre la </text:span></text:span><text:span text:style-name="Police_20_par_20_défaut"><text:span text:style-name="T16">Comédie</text:span></text:span><text:span text:style-name="Police_20_par_20_défaut"><text:span text:style-name="T15"> et les plus solides fondements de la Morale </text:span></text:span><text:span text:style-name="Police_20_par_20_défaut"><text:span text:style-name="T15">Chrétienne, je dois répondre à deux objections que les défenseurs de la </text:span></text:span><text:span text:style-name="Police_20_par_20_défaut"><text:span text:style-name="T16">Comédie</text:span></text:span><text:span text:style-name="Police_20_par_20_défaut"><text:span text:style-name="T15"> font pour l’ordinaire. J’y satisfais avec exactitude et avec ordre tout ensemble. Ils disent qu’il est </text:span></text:span><text:span text:style-name="Police_20_par_20_défaut"><text:span text:style-name="T16">vrai</text:span></text:span><text:span text:style-name="Police_20_par_20_défaut"><text:span text:style-name="T15"> que la </text:span></text:span><text:span text:style-name="Police_20_par_20_défaut"><text:span text:style-name="T16">Comédie</text:span></text:span><text:span text:style-name="Police_20_par_20_défaut"><text:span text:style-name="T15"> est une représentation des vertus et des vices, parce</text:span></text:span><text:span text:style-name="Police_20_par_20_défaut"><text:span text:style-name="T15"> qu’il est de la fidélité des portraits de représenter leurs modèles tels </text:span></text:span><text:span text:style-name="Police_20_par_20_défaut"><text:span text:style-name="T16">qu’ils</text:span></text:span><text:span text:style-name="Police_20_par_20_défaut"><text:span text:style-name="T15"> sont, et que les actions des hommes étant mêlées de bien et de mal; il est par conséquent du </text:span></text:span><text:span text:style-name="Police_20_par_20_défaut"><text:span text:style-name="T16">devoir</text:span></text:span><text:span text:style-name="Police_20_par_20_défaut"><text:span text:style-name="T15"> du Poème Dramatique de les représenter en cette manière. Mais que bien loin</text:span></text:span><text:span text:style-name="Police_20_par_20_défaut"><text:span text:style-name="T15"> qu’il fasse de mauvais effets, il en a de tous contraires, puisque le vice y est repris, et que la vertu y est louée, et souvent même récompensée. Je ne puis mieux faire </text:span></text:span><text:span text:style-name="Police_20_par_20_défaut"><text:span text:style-name="T16">voir</text:span></text:span><text:span text:style-name="Police_20_par_20_défaut"><text:span text:style-name="T15"> la faiblesse de cette objection qu’en répondant avec un savant prélat de notre s</text:span></text:span><text:span text:style-name="Police_20_par_20_défaut"><text:span text:style-name="T15">iècle.« Le remède y plaît moins que ne fait le poison». Telle est la corruption du cœur de l’homme, mais telle est aussi celle du Poète, qui après avoir répandu son venin dans tout un ouvrage d’une manière agréable, délicate et conforme à la nature, et au </text:span></text:span><text:span text:style-name="Police_20_par_20_défaut"><text:span text:style-name="T15">tempérament, croit en être quitte pour faire faire quelque discours moral par un vieux Roi représenté, pour l’ordinaire, par un fort méchant </text:span></text:span><text:span text:style-name="Police_20_par_20_défaut"><text:span text:style-name="T16">Comédien</text:span></text:span><text:span text:style-name="Police_20_par_20_défaut"><text:span text:style-name="T15">, dont le rôle est désagréable, dont les vers sont</text:span></text:span><text:span text:style-name="Police_20_par_20_défaut"><text:span text:style-name="T14"><text:line-break/></text:span></text:span><text:span text:style-name="Police_20_par_20_défaut"><text:span text:style-name="T14"><text:line-break/></text:span></text:span><text:span text:style-name="Police_20_par_20_défaut"><text:span text:style-name="T14">Fichier: VoisinCOnti/VoisinCOnti/Conti.txt; bloc n°25 -</text:span></text:span><text:span text:style-name="Police_20_par_20_défaut"><text:span text:style-name="T14"> val: 45/45 = 1</text:span></text:span><text:span text:style-name="Police_20_par_20_défaut"><text:span text:style-name="T15">; $</text:span></text:span><text:span text:style-name="Police_20_par_20_défaut"><text:span text:style-name="T15"><text:line-break/></text:span></text:span><text:span text:style-name="Police_20_par_20_défaut"><text:span text:style-name="T15">en même temps d’une manière qui plaise davantage et qui soit plus dangereuse. Quoiqu’on veuille dire que le théâtre ne souffre plus rien que de chaste, et que les passions y sont traitées de la manière du monde la plus </text:span></text:span><text:span text:style-name="Police_20_par_20_défaut"><text:span text:style-name="T16">honnête</text:span></text:span><text:span text:style-name="Police_20_par_20_défaut"><text:span text:style-name="T15">, je soutie</text:span></text:span><text:span text:style-name="Police_20_par_20_défaut"><text:span text:style-name="T15">ns qu’il n’en est pas moins contraire à la religion Chrétienne. Et j’ose même dire que cette apparence d’honnêteté, et le retranchement des </text:span></text:span><text:span text:style-name="Police_20_par_20_défaut"><text:span text:style-name="T16">choses</text:span></text:span><text:span text:style-name="Police_20_par_20_défaut"><text:span text:style-name="T15"> immodestes le rend beaucoup plus à craindre. Il n’y aurait que les libertins qui pussent </text:span></text:span><text:span text:style-name="Police_20_par_20_défaut"><text:span text:style-name="T16">voir</text:span></text:span><text:span text:style-name="Police_20_par_20_défaut"><text:span text:style-name="T15"> les pièces désh</text:span></text:span><text:span text:style-name="Police_20_par_20_défaut"><text:span text:style-name="T15">onnêtes. Les femmes de qualité et de vertu en auraient de l’horreur, au lieu que l’état présent de la </text:span></text:span><text:span text:style-name="Police_20_par_20_défaut"><text:span text:style-name="T16">Comédie</text:span></text:span><text:span text:style-name="Police_20_par_20_défaut"><text:span text:style-name="T15"> </text:span></text:span><text:span text:style-name="Police_20_par_20_défaut"><text:span text:style-name="T15">ne faisant aucune peine à la pudeur attachée à leur sexe, elles ne se défendent pas d’un poison aussi dangereux et plus caché que l’</text:span></text:span><text:span text:style-name="Police_20_par_20_défaut"><text:span text:style-name="T16">autre</text:span></text:span><text:span text:style-name="Police_20_par_20_défaut"><text:span text:style-name="T15"> qu’elles</text:span></text:span><text:span text:style-name="Police_20_par_20_défaut"><text:span text:style-name="T15"> avalent sans le connaître, et qu’elles aiment lors même qu’il les tue. Mais pour pousser encore davantage cette matière sans sortir pour cela des bornes de la vérité, peut -on appeler tout à fait </text:span></text:span><text:span text:style-name="Police_20_par_20_défaut"><text:span text:style-name="T16">honnêtes</text:span></text:span><text:span text:style-name="Police_20_par_20_défaut"><text:span text:style-name="T15"> des ouvrages dans lesquels on voit les filles les </text:span></text:span><text:span text:style-name="Police_20_par_20_défaut"><text:span text:style-name="T15">plus sévères écouter les déclarations de leurs amants, être bien aise d’en être aimées, recevoir leurs lettres et leurs visites, et leur donner même des rendez-vous? J’avoue que nonobstant tout cela elles sont tout à fait </text:span></text:span><text:span text:style-name="Police_20_par_20_défaut"><text:span text:style-name="T16">honnêtes</text:span></text:span><text:span text:style-name="Police_20_par_20_défaut"><text:span text:style-name="T15">, puisqu’il l’a plu ainsi </text:span></text:span><text:span text:style-name="Police_20_par_20_défaut"><text:span text:style-name="T15">au Poète. Mais en vérité y a-t-il personne de tous ceux qui sont les plus zélés défenseurs d’une si mauvaise cause qui voulût que sa femme, ou sa fille, fût </text:span></text:span><text:span text:style-name="Police_20_par_20_défaut"><text:span text:style-name="T16">honnête</text:span></text:span><text:span text:style-name="Police_20_par_20_défaut"><text:span text:style-name="T15"> comme Chimène, et comme toutes les plus vertueuses Princesses du théâtre?[ 1] Je pense qu’i</text:span></text:span><text:span text:style-name="Police_20_par_20_défaut"><text:span text:style-name="T15">l souffrirait assez impatiemment dans les unes, ce qu’il respecte tant dans les </text:span></text:span><text:span text:style-name="Police_20_par_20_défaut"><text:span text:style-name="T16">autres</text:span></text:span><text:span text:style-name="Police_20_par_20_défaut"><text:span text:style-name="T15">,</text:span></text:span></text:p>
      <text:p text:style-name="P1"/>
      <text:p text:style-name="P5"/>
      <text:p text:style-name="P5">Le choix des mots ici a été automatique (comparaison de ficher) et les mots surlingnés ne sont pas forcemment porteurs de sens.</text:p>
      <text:p text:style-name="P1"/>
      <text:p text:style-name="P1"/>
      <text:p text:style-name="P1"/>
      <text:p text:style-name="P5">Les résultats de Desert ne sont pas à considérer si ils sont plus bas que le 80% des scores, normalement. Dans la version en ligne, tout les résultats sont affichés. Comment faire pour les varier???</text:p>
      <text:p text:style-name="P5"/>
      <text:p text:style-name="P1"/>
      <text:p text:style-name="P1"/>
      <text:p text:style-name="P5">Quel est le rapport entre la valeur et les mots détéctés par le logiciel?? Par exemple, dans le premier passage, les mots surlignés sont beaucoup, tandis que dans le deuxième, ils sont moins nombreux, mais la valeur ne varie pas énormément.</text:p>
      <text:p text:style-name="P1"/>
      <text:p text:style-name="P3"><text:span text:style-name="Police_20_par_20_défaut"><text:span text:style-name="T14">Fichier: VoisinCOnti/VoisinCOnti/Conti.txt; bloc n°88 - val: 16/106 = 0</text:span></text:span><text:span text:style-name="Police_20_par_20_défaut"><text:span text:style-name="T15">; $**</text:span></text:span><text:span text:style-name="Police_20_par_20_défaut"><text:span text:style-name="T15"><text:line-break/></text:span></text:span><text:span text:style-name="Police_20_par_20_défaut"><text:span text:style-name="T15">de même le Diable répand </text:span></text:span><text:span text:style-name="Police_20_par_20_défaut"><text:span text:style-name="T15">son venin sur les </text:span></text:span><text:span text:style-name="Police_20_par_20_défaut"><text:span text:style-name="T16">choses</text:span></text:span><text:span text:style-name="Police_20_par_20_défaut"><text:span text:style-name="T15"> de Dieu les plus </text:span></text:span><text:span text:style-name="Police_20_par_20_défaut"><text:span text:style-name="T16">agréables</text:span></text:span><text:span text:style-name="Police_20_par_20_défaut"><text:span text:style-name="T15">; Que tout ce qui[ 20] se passe à la </text:span></text:span><text:span text:style-name="Police_20_par_20_défaut"><text:span text:style-name="T16">Comédie</text:span></text:span><text:span text:style-name="Police_20_par_20_défaut"><text:span text:style-name="T15"> soit généreux, honnête, harmonieux, charmant et subtil? Regardez tout cela comme un breuvage de miel dans une coupe empoisonnée; et considérez qu’il y a plus de</text:span></text:span><text:span text:style-name="Police_20_par_20_défaut"><text:span text:style-name="T15"> péril à se </text:span></text:span><text:span text:style-name="Police_20_par_20_défaut"><text:span text:style-name="T16">laisser</text:span></text:span><text:span text:style-name="Police_20_par_20_défaut"><text:span text:style-name="T15"> emporter à la volupté, qu’il n’y a de plaisir à s’en rassasier. = = = = Chap. 28. = = = = Pendant que le monde se réjouira, dit notre Seigneur, vous serez dans la tristesse. Pleurons donc pendant que les gens du monde, et les Païens se </text:span></text:span><text:span text:style-name="Police_20_par_20_défaut"><text:span text:style-name="T15">réjouissent, afin que lors qu’ils commenceront à tomber dans l’état épouvantable de douleur, que la Justice de Dieu leur reserve, nous puissions entrer dans la joie que notre Seigneur prépare aux prédestinés : </text:span></text:span><text:span text:style-name="Police_20_par_20_défaut"><text:span text:style-name="T16">Car</text:span></text:span><text:span text:style-name="Police_20_par_20_défaut"><text:span text:style-name="T15"> si nous voulons être dans la joie avec eux</text:span></text:span><text:span text:style-name="Police_20_par_20_défaut"><text:span text:style-name="T15"> en ce monde, nous serons affligés avec eux éternellement. C’est une grande sensualité à des Chrétiens de chercher leurs plaisirs en ce monde; ou plutôt, c’est une étrange manie de considérer, comme un véritable plaisir, les voluptés de ce siècle. Quelques</text:span></text:span><text:span text:style-name="Police_20_par_20_défaut"><text:span text:style-name="T15"> Philosophes ont donné ce </text:span></text:span><text:span text:style-name="Police_20_par_20_défaut"><text:span text:style-name="T16">nom</text:span></text:span><text:span text:style-name="Police_20_par_20_défaut"><text:span text:style-name="T15"> au repos, et à la tranquillité, ils en ont fait l’objet de leur joie, de leur application, et de leur gloire; et vous Chrétiens, vous ne soupirez qu’après les </text:span></text:span><text:span text:style-name="Police_20_par_20_défaut"><text:span text:style-name="T16">Comédies</text:span></text:span><text:span text:style-name="Police_20_par_20_défaut"><text:span text:style-name="T15">? Nous sommes si éloignés de </text:span></text:span><text:span text:style-name="Police_20_par_20_défaut"><text:span text:style-name="T16">pouvoir</text:span></text:span><text:span text:style-name="Police_20_par_20_défaut"><text:span text:style-name="T15"> vivre sans volupté, qu</text:span></text:span><text:span text:style-name="Police_20_par_20_défaut"><text:span text:style-name="T15">e même nous devons trouver de la volupté dans la mort; </text:span></text:span><text:span text:style-name="Police_20_par_20_défaut"><text:span text:style-name="T16">car</text:span></text:span><text:span text:style-name="Police_20_par_20_défaut"><text:span text:style-name="T15"> notre plus grand désir doit être à </text:span></text:span><text:span text:style-name="Police_20_par_20_défaut"><text:span text:style-name="T16">l’imitation</text:span></text:span><text:span text:style-name="Police_20_par_20_défaut"><text:span text:style-name="T15"> de l’Apôtre, de sortir de cette vie, et souhaiter d’être unis à Dieu</text:span></text:span><text:span text:style-name="Police_20_par_20_défaut"><text:span text:style-name="T14"><text:line-break/></text:span></text:span><text:span text:style-name="Police_20_par_20_défaut"><text:span text:style-name="T14"><text:line-break/></text:span></text:span><text:span text:style-name="Police_20_par_20_défaut"><text:span text:style-name="T14">Fichier: VoisinCOnti/VoisinCOnti/Conti.txt; bloc n°9 - val: 17/106 = 0</text:span></text:span><text:span text:style-name="Police_20_par_20_défaut"><text:span text:style-name="T15">; $**</text:span></text:span><text:span text:style-name="Police_20_par_20_défaut"><text:span text:style-name="T15"><text:line-break/></text:span></text:span><text:span text:style-name="Police_20_par_20_défaut"><text:span text:style-name="T15">la M</text:span></text:span><text:span text:style-name="Police_20_par_20_défaut"><text:span text:style-name="T15">orale et non pas à la Métaphysique : je veux parler de la </text:span></text:span><text:span text:style-name="Police_20_par_20_défaut"><text:span text:style-name="T16">Comédie</text:span></text:span><text:span text:style-name="Police_20_par_20_défaut"><text:span text:style-name="T15"> comme on la joue, et point du tout comme on ne la joue pas. C’est pour cela qu’il est nécessaire d’en venir à un plus grand détail; et après avoir dit ce qui est de </text:span></text:span><text:span text:style-name="Police_20_par_20_défaut"><text:span text:style-name="T16">commun</text:span></text:span><text:span text:style-name="Police_20_par_20_défaut"><text:span text:style-name="T15"> à toutes les </text:span></text:span><text:span text:style-name="Police_20_par_20_défaut"><text:span text:style-name="T16">Coméd</text:span></text:span><text:span text:style-name="Police_20_par_20_défaut"><text:span text:style-name="T16">ies</text:span></text:span><text:span text:style-name="Police_20_par_20_défaut"><text:span text:style-name="T15">, et qui compose comme leur genre, il faut faire </text:span></text:span><text:span text:style-name="Police_20_par_20_défaut"><text:span text:style-name="T16">voir</text:span></text:span><text:span text:style-name="Police_20_par_20_défaut"><text:span text:style-name="T15"> ce qui est de particulier dans chaque </text:span></text:span><text:span text:style-name="Police_20_par_20_défaut"><text:span text:style-name="T16">espèce</text:span></text:span><text:span text:style-name="Police_20_par_20_défaut"><text:span text:style-name="T15">, et discourir de sa </text:span></text:span><text:span text:style-name="Police_20_par_20_défaut"><text:span text:style-name="T16">nature</text:span></text:span><text:span text:style-name="Police_20_par_20_défaut"><text:span text:style-name="T15"> et de son origine, en y joignant ses circonstances, et ses effets comme je me le suis proposé. Les </text:span></text:span><text:span text:style-name="Police_20_par_20_défaut"><text:span text:style-name="T16">espèces</text:span></text:span><text:span text:style-name="Police_20_par_20_défaut"><text:span text:style-name="T15"> du </text:span></text:span><text:span text:style-name="Police_20_par_20_défaut"><text:span text:style-name="T16">Poème</text:span></text:span><text:span text:style-name="Police_20_par_20_défaut"><text:span text:style-name="T15"> </text:span></text:span><text:span text:style-name="Police_20_par_20_défaut"><text:span text:style-name="T16">Dramatique</text:span></text:span><text:span text:style-name="Police_20_par_20_défaut"><text:span text:style-name="T15"> </text:span></text:span><text:span text:style-name="Police_20_par_20_défaut"><text:span text:style-name="T15">sont, la </text:span></text:span><text:span text:style-name="Police_20_par_20_défaut"><text:span text:style-name="T16">Tragédie</text:span></text:span><text:span text:style-name="Police_20_par_20_défaut"><text:span text:style-name="T15">, la </text:span></text:span><text:span text:style-name="Police_20_par_20_défaut"><text:span text:style-name="T16">Tragi-comédie</text:span></text:span><text:span text:style-name="Police_20_par_20_défaut"><text:span text:style-name="T15">, et la </text:span></text:span><text:span text:style-name="Police_20_par_20_défaut"><text:span text:style-name="T16">Comédie</text:span></text:span><text:span text:style-name="Police_20_par_20_défaut"><text:span text:style-name="T15"> : cette dernière a encore ses </text:span></text:span><text:span text:style-name="Police_20_par_20_défaut"><text:span text:style-name="T16">subdivisions</text:span></text:span><text:span text:style-name="Police_20_par_20_défaut"><text:span text:style-name="T15">; </text:span></text:span><text:span text:style-name="Police_20_par_20_défaut"><text:span text:style-name="T16">car</text:span></text:span><text:span text:style-name="Police_20_par_20_défaut"><text:span text:style-name="T15">, si elle est entre des </text:span></text:span><text:span text:style-name="Police_20_par_20_défaut"><text:span text:style-name="T16">personnes</text:span></text:span><text:span text:style-name="Police_20_par_20_défaut"><text:span text:style-name="T15"> </text:span></text:span><text:span text:style-name="Police_20_par_20_défaut"><text:span text:style-name="T16">communes</text:span></text:span><text:span text:style-name="Police_20_par_20_défaut"><text:span text:style-name="T15">, elle retient simplement le </text:span></text:span><text:span text:style-name="Police_20_par_20_défaut"><text:span text:style-name="T16">nom</text:span></text:span><text:span text:style-name="Police_20_par_20_défaut"><text:span text:style-name="T15"> de </text:span></text:span><text:span text:style-name="Police_20_par_20_défaut"><text:span text:style-name="T16">Comédie</text:span></text:span><text:span text:style-name="Police_20_par_20_défaut"><text:span text:style-name="T15">; et si elle a pour </text:span></text:span><text:span text:style-name="Police_20_par_20_défaut"><text:span text:style-name="T16">sujet</text:span></text:span><text:span text:style-name="Police_20_par_20_défaut"><text:span text:style-name="T15"> une </text:span></text:span><text:span text:style-name="Police_20_par_20_défaut"><text:span text:style-name="T16">aventure</text:span></text:span><text:span text:style-name="Police_20_par_20_défaut"><text:span text:style-name="T15"> de </text:span></text:span><text:span text:style-name="Police_20_par_20_défaut"><text:span text:style-name="T16">Bergers</text:span></text:span><text:span text:style-name="Police_20_par_20_défaut"><text:span text:style-name="T15"> et de </text:span></text:span><text:span text:style-name="Police_20_par_20_défaut"><text:span text:style-name="T16">Bergères</text:span></text:span><text:span text:style-name="Police_20_par_20_défaut"><text:span text:style-name="T15">, elle s’</text:span></text:span><text:span text:style-name="Police_20_par_20_défaut"><text:span text:style-name="T15">appelle </text:span></text:span><text:span text:style-name="Police_20_par_20_défaut"><text:span text:style-name="T16">Pastorale</text:span></text:span><text:span text:style-name="Police_20_par_20_défaut"><text:span text:style-name="T15"> : je laisse la </text:span></text:span><text:span text:style-name="Police_20_par_20_défaut"><text:span text:style-name="T16">dérivation</text:span></text:span><text:span text:style-name="Police_20_par_20_défaut"><text:span text:style-name="T15"> de leurs </text:span></text:span><text:span text:style-name="Police_20_par_20_défaut"><text:span text:style-name="T16">noms</text:span></text:span><text:span text:style-name="Police_20_par_20_défaut"><text:span text:style-name="T15"> à ceux qui ont traité de la </text:span></text:span><text:span text:style-name="Police_20_par_20_défaut"><text:span text:style-name="T16">Poétique</text:span></text:span><text:span text:style-name="Police_20_par_20_défaut"><text:span text:style-name="T15">, on la peut </text:span></text:span><text:span text:style-name="Police_20_par_20_défaut"><text:span text:style-name="T16">voir</text:span></text:span><text:span text:style-name="Police_20_par_20_défaut"><text:span text:style-name="T15"> dans </text:span></text:span><text:span text:style-name="Police_20_par_20_défaut"><text:span text:style-name="T16">Jules-César</text:span></text:span><text:span text:style-name="Police_20_par_20_défaut"><text:span text:style-name="T15"> </text:span></text:span><text:span text:style-name="Police_20_par_20_défaut"><text:span text:style-name="T16">Scaliger</text:span></text:span><text:span text:style-name="Police_20_par_20_défaut"><text:span text:style-name="T15">, si on a </text:span></text:span><text:span text:style-name="Police_20_par_20_défaut"><text:span text:style-name="T16">besoin</text:span></text:span><text:span text:style-name="Police_20_par_20_défaut"><text:span text:style-name="T15"> d’en être instruit. </text:span></text:span><text:span text:style-name="Police_20_par_20_défaut"><text:span text:style-name="T16">L’idée</text:span></text:span><text:span text:style-name="Police_20_par_20_défaut"><text:span text:style-name="T15"> qui y est attachée par </text:span></text:span><text:span text:style-name="Police_20_par_20_défaut"><text:span text:style-name="T16">l’institution</text:span></text:span><text:span text:style-name="Police_20_par_20_défaut"><text:span text:style-name="T15"> des hommes, est ce qui nous en peut </text:span></text:span><text:span text:style-name="Police_20_par_20_défaut"><text:span text:style-name="T15">faire </text:span></text:span><text:span text:style-name="Police_20_par_20_défaut"><text:span text:style-name="T16">connaître</text:span></text:span><text:span text:style-name="Police_20_par_20_défaut"><text:span text:style-name="T15"> la </text:span></text:span><text:span text:style-name="Police_20_par_20_défaut"><text:span text:style-name="T16">nature</text:span></text:span><text:span text:style-name="Police_20_par_20_défaut"><text:span text:style-name="T15">; </text:span></text:span><text:span text:style-name="Police_20_par_20_défaut"><text:span text:style-name="T16">car</text:span></text:span><text:span text:style-name="Police_20_par_20_défaut"><text:span text:style-name="T15">, ce </text:span></text:span><text:span text:style-name="Police_20_par_20_défaut"><text:span text:style-name="T16">qu’on</text:span></text:span><text:span text:style-name="Police_20_par_20_défaut"><text:span text:style-name="T15"> entend par le </text:span></text:span><text:span text:style-name="Police_20_par_20_défaut"><text:span text:style-name="T16">mot</text:span></text:span><text:span text:style-name="Police_20_par_20_défaut"><text:span text:style-name="T15"> de </text:span></text:span><text:span text:style-name="Police_20_par_20_défaut"><text:span text:style-name="T16">Comédie</text:span></text:span><text:span text:style-name="Police_20_par_20_défaut"><text:span text:style-name="T15"> </text:span></text:span><text:span text:style-name="Police_20_par_20_défaut"><text:span text:style-name="T16">n’est</text:span></text:span><text:span text:style-name="Police_20_par_20_défaut"><text:span text:style-name="T15"> </text:span></text:span><text:span text:style-name="Police_20_par_20_défaut"><text:span text:style-name="T16">autre</text:span></text:span><text:span text:style-name="Police_20_par_20_défaut"><text:span text:style-name="T15"> </text:span></text:span><text:span text:style-name="Police_20_par_20_défaut"><text:span text:style-name="T16">chose</text:span></text:span><text:span text:style-name="Police_20_par_20_défaut"><text:span text:style-name="T15"> que la </text:span></text:span><text:span text:style-name="Police_20_par_20_défaut"><text:span text:style-name="T16">représentation</text:span></text:span><text:span text:style-name="Police_20_par_20_défaut"><text:span text:style-name="T15"> d’une </text:span></text:span><text:span text:style-name="Police_20_par_20_défaut"><text:span text:style-name="T16">aventure</text:span></text:span><text:span text:style-name="Police_20_par_20_défaut"><text:span text:style-name="T15"> </text:span></text:span><text:span text:style-name="Police_20_par_20_défaut"><text:span text:style-name="T16">agréable</text:span></text:span><text:span text:style-name="Police_20_par_20_défaut"><text:span text:style-name="T15"> et </text:span></text:span><text:span text:style-name="Police_20_par_20_défaut"><text:span text:style-name="T16">gaie</text:span></text:span><text:span text:style-name="Police_20_par_20_défaut"><text:span text:style-name="T15">, entre des </text:span></text:span><text:span text:style-name="Police_20_par_20_défaut"><text:span text:style-name="T16">personnes</text:span></text:span><text:span text:style-name="Police_20_par_20_défaut"><text:span text:style-name="T15"> </text:span></text:span><text:span text:style-name="Police_20_par_20_défaut"><text:span text:style-name="T16">communes</text:span></text:span><text:span text:style-name="Police_20_par_20_défaut"><text:span text:style-name="T15">. Ce </text:span></text:span><text:span text:style-name="Police_20_par_20_défaut"><text:span text:style-name="T16">qu’on</text:span></text:span><text:span text:style-name="Police_20_par_20_défaut"><text:span text:style-name="T15"> entend par le </text:span></text:span><text:span text:style-name="Police_20_par_20_défaut"><text:span text:style-name="T16">terme</text:span></text:span><text:span text:style-name="Police_20_par_20_défaut"><text:span text:style-name="T15"> de </text:span></text:span><text:span text:style-name="Police_20_par_20_défaut"><text:span text:style-name="T16">Tragédie</text:span></text:span><text:span text:style-name="Police_20_par_20_défaut"><text:span text:style-name="T15">, est la </text:span></text:span><text:span text:style-name="Police_20_par_20_défaut"><text:span text:style-name="T16">représentation</text:span></text:span><text:span text:style-name="Police_20_par_20_défaut"><text:span text:style-name="T15"> sérieuse d’une </text:span></text:span><text:span text:style-name="Police_20_par_20_défaut"><text:span text:style-name="T16">acti</text:span></text:span><text:span text:style-name="Police_20_par_20_défaut"><text:span text:style-name="T16">on</text:span></text:span><text:span text:style-name="Police_20_par_20_défaut"><text:span text:style-name="T15"> </text:span></text:span><text:span text:style-name="Police_20_par_20_défaut"><text:span text:style-name="T16">funeste</text:span></text:span><text:span text:style-name="Police_20_par_20_défaut"><text:span text:style-name="T15">, et </text:span></text:span><text:span text:style-name="Police_20_par_20_défaut"><text:span text:style-name="T16">considérable</text:span></text:span><text:span text:style-name="Police_20_par_20_défaut"><text:span text:style-name="T15">, par </text:span></text:span><text:span text:style-name="Police_20_par_20_défaut"><text:span text:style-name="T16">l’imitation</text:span></text:span><text:span text:style-name="Police_20_par_20_défaut"><text:span text:style-name="T15"> réelle des </text:span></text:span><text:span text:style-name="Police_20_par_20_défaut"><text:span text:style-name="T16">malheurs</text:span></text:span><text:span text:style-name="Police_20_par_20_défaut"><text:span text:style-name="T15"> de quelques </text:span></text:span><text:span text:style-name="Police_20_par_20_défaut"><text:span text:style-name="T16">personnes</text:span></text:span><text:span text:style-name="Police_20_par_20_défaut"><text:span text:style-name="T15"> de grande </text:span></text:span><text:span text:style-name="Police_20_par_20_défaut"><text:span text:style-name="T16">qualité</text:span></text:span><text:span text:style-name="Police_20_par_20_défaut"><text:span text:style-name="T15">, ou de grand </text:span></text:span><text:span text:style-name="Police_20_par_20_défaut"><text:span text:style-name="T16">mérite</text:span></text:span><text:span text:style-name="Police_20_par_20_défaut"><text:span text:style-name="T15">; et celui de </text:span></text:span><text:span text:style-name="Police_20_par_20_défaut"><text:span text:style-name="T16">Tragi-comédie</text:span></text:span><text:span text:style-name="Police_20_par_20_défaut"><text:span text:style-name="T15"> signifie la </text:span></text:span><text:span text:style-name="Police_20_par_20_défaut"><text:span text:style-name="T16">représentation</text:span></text:span><text:span text:style-name="Police_20_par_20_défaut"><text:span text:style-name="T15"> d’une </text:span></text:span><text:span text:style-name="Police_20_par_20_défaut"><text:span text:style-name="T16">aventure</text:span></text:span><text:span text:style-name="Police_20_par_20_défaut"><text:span text:style-name="T15"> dans laquelle les </text:span></text:span><text:span text:style-name="Police_20_par_20_défaut"><text:span text:style-name="T16">principales</text:span></text:span><text:span text:style-name="Police_20_par_20_défaut"><text:span text:style-name="T15"> </text:span></text:span><text:span text:style-name="Police_20_par_20_défaut"><text:span text:style-name="T16">personnes</text:span></text:span><text:span text:style-name="Police_20_par_20_défaut"><text:span text:style-name="T15"> sont menacées de quelq</text:span></text:span><text:span text:style-name="Police_20_par_20_défaut"><text:span text:style-name="T15">ues</text:span></text:span><text:span text:style-name="Police_20_par_20_défaut"><text:span text:style-name="T14"><text:line-break/></text:span></text:span><text:span text:style-name="Police_20_par_20_défaut"><text:span text:style-name="T14"><text:line-break/></text:span></text:span><text:span text:style-name="Police_20_par_20_défaut"><text:span text:style-name="T14">Fichier: VoisinCOnti/VoisinCOnti/Conti.txt; bloc n°4 - val: 18/106 = 0</text:span></text:span><text:span text:style-name="Police_20_par_20_défaut"><text:span text:style-name="T15">; $**</text:span></text:span><text:span text:style-name="Police_20_par_20_défaut"><text:span text:style-name="T15"><text:line-break/></text:span></text:span><text:span text:style-name="Police_20_par_20_défaut"><text:span text:style-name="T15">les principes et les fondements de ce discours, ils sont assez malheureux pour n’en tirer aucun fruit. Elle </text:span></text:span><text:span text:style-name="Police_20_par_20_défaut"><text:span text:style-name="T16">n’est</text:span></text:span><text:span text:style-name="Police_20_par_20_défaut"><text:span text:style-name="T15"> donc que pour ces Chrétiens qui partagent en quelque façon l’</text:span></text:span><text:span text:style-name="Police_20_par_20_défaut"><text:span text:style-name="T15">Evangile, en reconnaissant ses mystères, parce qu’ils n’en sont pas incommodés; et ne reconnaissant pas ses maximes( au moins dans la pratique) parce qu’elles condamnent leur vie et leur libertinage; comme ils veulent s’abandonner aux désirs de leur cœur, </text:span></text:span><text:span text:style-name="Police_20_par_20_défaut"><text:span text:style-name="T15">ils corrompent les plus solides vérités, ils cherchent à trouver innocent ce qu’ils ne veulent pas cesser de faire, ils obscurcissent leurs esprits par des ténèbres </text:span></text:span><text:soft-page-break/><text:span text:style-name="Police_20_par_20_défaut"><text:span text:style-name="T15">volontaires, pour suivre sans remords la coutume qu’ils ne veulent pas surmonter : et la pe</text:span></text:span><text:span text:style-name="Police_20_par_20_défaut"><text:span text:style-name="T15">ur qu’ils ont de découvrir des vérités qui les empêcheraient de pécher en repos, fait qu’ils demeurent dans des erreurs </text:span></text:span><text:span text:style-name="Police_20_par_20_défaut"><text:span text:style-name="T16">communes</text:span></text:span><text:span text:style-name="Police_20_par_20_défaut"><text:span text:style-name="T15">, sans vouloir examiner si ce sont en effet des erreurs. Ils y sont même fortifiés, parce qu’ils les voient autorisées par l’exe</text:span></text:span><text:span text:style-name="Police_20_par_20_défaut"><text:span text:style-name="T15">mple, ou par l’approbation, de beaucoup de </text:span></text:span><text:span text:style-name="Police_20_par_20_défaut"><text:span text:style-name="T16">personnes</text:span></text:span><text:span text:style-name="Police_20_par_20_défaut"><text:span text:style-name="T15"> qui ont une piété feinte, ou peu éclairée; et qui accommodent les maximes de l’Evangile au relâchement de leurs mœurs, au lieu qu’ils devraient former leurs mœurs sur les vérités de l’Evangile. Comme ces</text:span></text:span><text:span text:style-name="Police_20_par_20_défaut"><text:span text:style-name="T15"> </text:span></text:span><text:span text:style-name="Police_20_par_20_défaut"><text:span text:style-name="T16">personnes</text:span></text:span><text:span text:style-name="Police_20_par_20_défaut"><text:span text:style-name="T15"> ne sauraient nier les principes de notre Religion, c’est à elles que j’adresse particulièrement cet ouvrage; j’espère leur prouver que la </text:span></text:span><text:span text:style-name="Police_20_par_20_défaut"><text:span text:style-name="T16">Comédie</text:span></text:span><text:span text:style-name="Police_20_par_20_défaut"><text:span text:style-name="T15">, en l’état qu’elle est aujourd’hui, </text:span></text:span><text:span text:style-name="Police_20_par_20_défaut"><text:span text:style-name="T16">n’est</text:span></text:span><text:span text:style-name="Police_20_par_20_défaut"><text:span text:style-name="T15"> pas un divertissement innocent comme ils se l’imaginent, </text:span></text:span><text:span text:style-name="Police_20_par_20_défaut"><text:span text:style-name="T15">et qu’un chrétien est obligé de la regarder comme un mal. Pourvu </text:span></text:span><text:span text:style-name="Police_20_par_20_défaut"><text:span text:style-name="T16">qu’on</text:span></text:span><text:span text:style-name="Police_20_par_20_défaut"><text:span text:style-name="T15"> veuille être de bonne foi, on en sera facilement persuadé, si on veut examiner la </text:span></text:span><text:span text:style-name="Police_20_par_20_défaut"><text:span text:style-name="T16">nature</text:span></text:span><text:span text:style-name="Police_20_par_20_défaut"><text:span text:style-name="T15"> de la </text:span></text:span><text:span text:style-name="Police_20_par_20_défaut"><text:span text:style-name="T16">Comédie</text:span></text:span><text:span text:style-name="Police_20_par_20_défaut"><text:span text:style-name="T15">, son origine, ses circonstances, et</text:span></text:span></text:p>
      <text:p text:style-name="P1"/>
      <text:p text:style-name="P1"/>
      <text:p text:style-name="P1"/>
      <text:p text:style-name="P1"/>
      <text:p text:style-name="P1"/>
      <text:p text:style-name="P5">Dans Désert, avec la recherche automatique, on ne peut pas exclure des mots qui ne nous intéressent pas (comme Comédie ou théatre, qui se répétent tout le temps et nous donnent des scores faux par rapport à ce qui nous intéresse)</text:p>
      <text:p text:style-name="P1"/>
      <text:p text:style-name="P1"/>
      <text:p text:style-name="P1"/>
      <text:p text:style-name="P1"/>
      <text:p text:style-name="P1"/>
      <text:p text:style-name="P1"/>
      <text:p text:style-name="P1"/>
      <text:p text:style-name="P1"/>
      <text:p text:style-name="P2">Graphique des autorités les plus citées</text:p>
      <text:p text:style-name="P3"><draw:frame draw:style-name="fr1" draw:name="Oggetto1" text:anchor-type="paragraph" svg:width="16.422cm" style:rel-width="scale" svg:height="22.2cm" style:rel-height="scale" draw:z-index="0"><draw:object xlink:href="./Object 1" xlink:type="simple" xlink:show="embed" xlink:actuate="onLoad"/><draw:image xlink:href="./ObjectReplacements/Object 1" xlink:type="simple" xlink:show="embed" xlink:actuate="onLoad"/></draw:frame><text:span text:style-name="Police_20_par_20_défaut"><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0" style:text-outline="false" style:text-line-through-style="none" style:text-position="0% 100%" fo:font-size="12pt" fo:letter-spacing="normal" fo:language="en" fo:country="US" fo:font-style="normal" style:text-underline-style="none" fo:font-weight="normal" style:letter-kerning="true" style:font-size-asian="12pt" style:language-asian="en" style:country-asian="US" style:font-style-asian="normal" style:font-weight-asian="normal"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fo:color="#000000" style:text-outline="false" style:text-line-through-style="none" style:text-position="0% 100%" style:font-name="Calibri" fo:font-size="12pt" fo:letter-spacing="normal" fo:language="en" fo:country="US" fo:font-style="normal" style:text-underline-style="none" fo:font-weight="normal" style:letter-kerning="true" fo:background-color="transparent" style:font-name-asian="Arial Unicode M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hyphenation-ladder-count="no-limit" style:vertical-align="auto">
        <style:tab-stops>
          <style:tab-stop style:position="1.251cm"/>
        </style:tab-stops>
      </style:paragraph-properties>
      <style:text-properties style:use-window-font-color="true" style:font-name="Times New Roman" fo:language="it" fo:country="IT" style:letter-kerning="false" style:font-name-asian="Droid Sans Fallback" style:language-asian="zh" style:country-asian="CN" style:font-name-complex="Lohit Hindi" style:language-complex="hi" style:country-complex="IN" fo:hyphenate="false" fo:hyphenation-remain-char-count="0" fo:hyphenation-push-char-count="0"/>
    </style:style>
    <style:style style:name="Heading" style:family="paragraph" style:parent-style-name="Standard" style:next-style-name="Subtitle" style:class="text">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921cm" fo:margin-bottom="0.21cm" fo:hyphenation-ladder-count="no-limit" fo:padding="0cm" fo:border="0.009cm solid #000000" style:shadow="none"/>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_5f_Commentaire" style:display-name="_Commentaire" style:family="paragraph" style:parent-style-name="Standard">
      <style:paragraph-properties fo:margin-top="0.499cm" fo:margin-bottom="0.499cm" fo:hyphenation-ladder-count="no-limit" fo:background-color="#cfe7f5">
        <style:background-image/>
      </style:paragraph-properties>
      <style:text-properties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ote_20_de_20_bas_20_de_20_page_20_Car" style:display-name="Note de bas de page Car" style:family="text" style:parent-style-name="Police_20_par_20_défaut">
      <style:text-properties style:use-window-font-color="true" style:font-name="Calibri" fo:font-size="10pt" fo:language="it" fo:country="IT" style:letter-kerning="false" style:font-name-asian="Times New Roman" style:font-size-asian="10pt" style:language-asian="it" style:country-asian="IT" style:font-name-complex="Times New Roman" style:font-size-complex="10pt" style:language-complex="ar" style:country-complex="SA"/>
    </style:style>
    <style:style style:name="Appel_20_note_20_de_20_bas_20_de_20_p." style:display-name="Appel note de bas de p." style:family="text" style:parent-style-name="Police_20_par_20_défaut">
      <style:text-properties style:text-position="super 67%"/>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6LVL1" style:display-name="WW_CharLFO6LVL1" style:family="text">
      <style:text-properties style:font-name="Calibri" style:font-name-asian="Arial Unicode MS" style:font-name-complex="Tahoma"/>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Footnote_20_Symbol" style:display-name="Footnote Symbol"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creator>Vincent Jolivet</dc:creator>
    <meta:creation-date>2015-05-22T12:01:00Z</meta:creation-date>
    <dc:date>2015-08-31T16:01:11</dc:date>
    <meta:editing-cycles>134</meta:editing-cycles>
    <meta:editing-duration>PT1H8M34S</meta:editing-duration>
    <meta:document-statistic meta:table-count="0" meta:image-count="0" meta:object-count="1" meta:page-count="29" meta:paragraph-count="384" meta:word-count="6943" meta:character-count="47634"/>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Calibri" fo:font-size="10.0000801086426pt" fo:language="fr" fo:country="FR" style:font-size-asian="10.0000801086426pt" style:font-size-complex="10.0000801086426pt"/>
    </style:style>
    <style:style style:name="ch3" style:family="chart">
      <style:chart-properties chart:vertical="true" chart:auto-position="true" chart:auto-size="true"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fo:language="fr" fo:country="FR"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150" chart:reverse-direction="false" text:line-break="false" chart:link-data-style-to-source="false" chart:axis-position="start"/>
      <style:graphic-properties svg:stroke-width="0.018cm" svg:stroke-color="#b3b3b3"/>
      <style:text-properties fo:color="#000000" style:text-position="0% 100%" fo:font-family="Calibri" fo:font-size="10.0000801086426pt" fo:language="fr" fo:country="FR"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link-data-style-to-source="false"/>
      <style:graphic-properties draw:stroke="none" draw:fill-color="#004586"/>
      <style:text-properties fo:font-size="10pt" style:font-size-asian="10pt" style:font-size-complex="10pt"/>
    </style:style>
    <style:style style:name="ch8" style:family="chart" style:data-style-name="N0">
      <style:chart-properties chart:link-data-style-to-source="false"/>
      <style:graphic-properties draw:stroke="none" draw:fill-color="#ff420e"/>
      <style:text-properties fo:font-size="10pt" style:font-size-asian="10pt" style:font-size-complex="10pt"/>
    </style:style>
    <style:style style:name="ch9" style:family="chart" style:data-style-name="N0">
      <style:chart-properties chart:link-data-style-to-source="false"/>
      <style:graphic-properties draw:stroke="none" draw:fill-color="#ffd320"/>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data-style-name="N0">
      <style:chart-properties chart:link-data-style-to-source="false"/>
      <style:graphic-properties draw:stroke="none" draw:fill-color="#7e0021"/>
      <style:text-properties fo:font-size="10pt" style:font-size-asian="10pt" style:font-size-complex="10pt"/>
    </style:style>
    <style:style style:name="ch12" style:family="chart" style:data-style-name="N0">
      <style:chart-properties chart:link-data-style-to-source="false"/>
      <style:graphic-properties draw:stroke="none" draw:fill-color="#83caff"/>
      <style:text-properties fo:font-size="10pt" style:font-size-asian="10pt" style:font-size-complex="10pt"/>
    </style:style>
    <style:style style:name="ch13" style:family="chart" style:data-style-name="N0">
      <style:chart-properties chart:link-data-style-to-source="false"/>
      <style:graphic-properties draw:stroke="none" draw:fill-color="#314004"/>
      <style:text-properties fo:font-size="10pt" style:font-size-asian="10pt" style:font-size-complex="10pt"/>
    </style:style>
    <style:style style:name="ch14" style:family="chart" style:data-style-name="N0">
      <style:chart-properties chart:link-data-style-to-source="false"/>
      <style:graphic-properties draw:stroke="none" draw:fill-color="#aecf00"/>
      <style:text-properties fo:font-size="10pt" style:font-size-asian="10pt" style:font-size-complex="10pt"/>
    </style:style>
    <style:style style:name="ch15" style:family="chart" style:data-style-name="N0">
      <style:chart-properties chart:link-data-style-to-source="false"/>
      <style:graphic-properties draw:stroke="none" draw:fill-color="#4b1f6f"/>
      <style:text-properties fo:font-size="10pt" style:font-size-asian="10pt" style:font-size-complex="10pt"/>
    </style:style>
    <style:style style:name="ch16" style:family="chart" style:data-style-name="N0">
      <style:chart-properties chart:link-data-style-to-source="false"/>
      <style:graphic-properties draw:stroke="none" draw:fill-color="#ff950e"/>
      <style:text-properties fo:font-size="10pt" style:font-size-asian="10pt" style:font-size-complex="10pt"/>
    </style:style>
    <style:style style:name="ch17" style:family="chart" style:data-style-name="N0">
      <style:chart-properties chart:link-data-style-to-source="false"/>
      <style:graphic-properties draw:stroke="none" draw:fill-color="#c5000b"/>
      <style:text-properties fo:font-size="10pt" style:font-size-asian="10pt" style:font-size-complex="10pt"/>
    </style:style>
    <style:style style:name="ch18" style:family="chart" style:data-style-name="N0">
      <style:chart-properties chart:link-data-style-to-source="false"/>
      <style:graphic-properties draw:stroke="none" draw:fill-color="#0084d1"/>
      <style:text-properties fo:font-size="10pt" style:font-size-asian="10pt" style:font-size-complex="10pt"/>
    </style:style>
    <style:style style:name="ch19" style:family="chart">
      <style:graphic-properties draw:stroke="solid" svg:stroke-width="0.026cm" svg:stroke-color="#b3b3b3" draw:fill="none" draw:fill-color="#d9d9d9"/>
    </style:style>
    <style:style style:name="ch20" style:family="chart">
      <style:graphic-properties draw:fill-color="#d9d9d9"/>
    </style:style>
  </office:automatic-styles>
  <office:body>
    <office:chart>
      <chart:chart svg:width="16.421cm" svg:height="22.2cm" xlink:href="." xlink:type="simple" chart:class="chart:bar" chart:style-name="ch1">
        <chart:legend chart:legend-position="end" svg:x="13.126cm" svg:y="7.91cm" style:legend-expansion="high" chart:style-name="ch2"/>
        <chart:plot-area chart:style-name="ch3" chart:data-source-has-labels="both" svg:x="0.778cm" svg:y="1.911cm" svg:width="11.692cm" svg:height="19.425cm">
          <chartooo:coordinate-region svg:x="3.119cm" svg:y="1.911cm" svg:width="9.248cm" svg:height="18.943cm"/>
          <chart:axis chart:dimension="x" chart:name="primary-x" chart:style-name="ch4" chartooo:axis-type="text">
            <chart:categories table:cell-range-address="local-table.$A$2:.$A$25"/>
          </chart:axis>
          <chart:axis chart:dimension="y" chart:name="primary-y" chart:style-name="ch5">
            <chart:grid chart:style-name="ch6" chart:class="major"/>
          </chart:axis>
          <chart:series chart:style-name="ch7" chart:values-cell-range-address="local-table.$B$2:.$B$25" chart:label-cell-address="local-table.$B$1" chart:class="chart:bar">
            <chart:data-point chart:repeated="24"/>
          </chart:series>
          <chart:series chart:style-name="ch8" chart:values-cell-range-address="local-table.$C$2:.$C$25" chart:label-cell-address="local-table.$C$1" chart:class="chart:bar">
            <chart:data-point chart:repeated="24"/>
          </chart:series>
          <chart:series chart:style-name="ch9" chart:values-cell-range-address="local-table.$D$2:.$D$25" chart:label-cell-address="local-table.$D$1" chart:class="chart:bar">
            <chart:data-point chart:repeated="24"/>
          </chart:series>
          <chart:series chart:style-name="ch10" chart:values-cell-range-address="local-table.$E$2:.$E$25" chart:label-cell-address="local-table.$E$1" chart:class="chart:bar">
            <chart:data-point chart:repeated="24"/>
          </chart:series>
          <chart:series chart:style-name="ch11" chart:values-cell-range-address="local-table.$F$2:.$F$25" chart:label-cell-address="local-table.$F$1" chart:class="chart:bar">
            <chart:data-point chart:repeated="24"/>
          </chart:series>
          <chart:series chart:style-name="ch12" chart:values-cell-range-address="local-table.$G$2:.$G$25" chart:label-cell-address="local-table.$G$1" chart:class="chart:bar">
            <chart:data-point chart:repeated="24"/>
          </chart:series>
          <chart:series chart:style-name="ch13" chart:values-cell-range-address="local-table.$H$2:.$H$25" chart:label-cell-address="local-table.$H$1" chart:class="chart:bar">
            <chart:data-point chart:repeated="24"/>
          </chart:series>
          <chart:series chart:style-name="ch14" chart:values-cell-range-address="local-table.$I$2:.$I$25" chart:label-cell-address="local-table.$I$1" chart:class="chart:bar">
            <chart:data-point chart:repeated="24"/>
          </chart:series>
          <chart:series chart:style-name="ch15" chart:values-cell-range-address="local-table.$J$2:.$J$25" chart:label-cell-address="local-table.$J$1" chart:class="chart:bar">
            <chart:data-point chart:repeated="24"/>
          </chart:series>
          <chart:series chart:style-name="ch16" chart:values-cell-range-address="local-table.$K$2:.$K$25" chart:label-cell-address="local-table.$K$1" chart:class="chart:bar">
            <chart:data-point chart:repeated="24"/>
          </chart:series>
          <chart:series chart:style-name="ch17" chart:values-cell-range-address="local-table.$L$2:.$L$25" chart:label-cell-address="local-table.$L$1" chart:class="chart:bar">
            <chart:data-point chart:repeated="24"/>
          </chart:series>
          <chart:series chart:style-name="ch18" chart:values-cell-range-address="local-table.$M$2:.$M$25" chart:label-cell-address="local-table.$M$1" chart:class="chart:bar">
            <chart:data-point chart:repeated="24"/>
          </chart:series>
          <chart:series chart:style-name="ch7" chart:values-cell-range-address="local-table.$N$2:.$N$25" chart:label-cell-address="local-table.$N$1" chart:class="chart:bar">
            <chart:data-point chart:repeated="24"/>
          </chart:series>
          <chart:wall chart:style-name="ch19"/>
          <chart:floor chart:style-name="ch20"/>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string">
                <text:p>Gorju</text:p>
              </table:table-cell>
              <table:table-cell office:value-type="string">
                <text:p>La-Porte</text:p>
              </table:table-cell>
              <table:table-cell office:value-type="string">
                <text:p>Nicole67</text:p>
              </table:table-cell>
              <table:table-cell office:value-type="string">
                <text:p>Nicole75</text:p>
              </table:table-cell>
              <table:table-cell office:value-type="string">
                <text:p>Ottonelli</text:p>
              </table:table-cell>
              <table:table-cell office:value-type="string">
                <text:p>Saint-Evremond</text:p>
              </table:table-cell>
              <table:table-cell office:value-type="string">
                <text:p>Tilenus</text:p>
              </table:table-cell>
              <table:table-cell office:value-type="string">
                <text:p>Vincent</text:p>
              </table:table-cell>
              <table:table-cell office:value-type="string">
                <text:p>Voisin</text:p>
              </table:table-cell>
              <table:table-cell office:value-type="string">
                <text:p>Aubignac</text:p>
              </table:table-cell>
              <table:table-cell office:value-type="string">
                <text:p>Conti</text:p>
              </table:table-cell>
              <table:table-cell office:value-type="string">
                <text:p>Gaule</text:p>
              </table:table-cell>
              <table:table-cell office:value-type="string">
                <text:p>Beaulieu</text:p>
              </table:table-cell>
            </table:table-row>
          </table:table-header-rows>
          <table:table-rows>
            <table:table-row>
              <table:table-cell office:value-type="string">
                <text:p>Vincent</text:p>
              </table:table-cell>
              <table:table-cell office:value-type="float" office:value="0">
                <text:p>0</text:p>
              </table:table-cell>
              <table:table-cell office:value-type="float" office:value="0.000230202578268877">
                <text:p>0.000230202578268877</text:p>
              </table:table-cell>
              <table:table-cell office:value-type="float" office:value="0.0000895094880057288">
                <text:p>0.0000895094880057288</text:p>
              </table:table-cell>
              <table:table-cell office:value-type="float" office:value="0.0000889600569344366">
                <text:p>0.0000889600569344366</text:p>
              </table:table-cell>
              <table:table-cell office:value-type="float" office:value="0">
                <text:p>0</text:p>
              </table:table-cell>
              <table:table-cell office:value-type="float" office:value="0">
                <text:p>0</text:p>
              </table:table-cell>
              <table:table-cell office:value-type="float" office:value="0.000809923696662264">
                <text:p>0.000809923696662264</text:p>
              </table:table-cell>
              <table:table-cell office:value-type="float" office:value="0.000480384307445958">
                <text:p>0.000480384307445958</text:p>
              </table:table-cell>
              <table:table-cell office:value-type="float" office:value="0.000700317316190854">
                <text:p>0.000700317316190854</text:p>
              </table:table-cell>
              <table:table-cell office:value-type="float" office:value="0.000285605483625286">
                <text:p>0.00028560548362528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Varro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341020503857795">
                <text:p>0.000341020503857795</text:p>
              </table:table-cell>
              <table:table-cell office:value-type="float" office:value="0.0011208967173739">
                <text:p>0.0011208967173739</text:p>
              </table:table-cell>
              <table:table-cell office:value-type="float" office:value="0.000405701065931254">
                <text:p>0.000405701065931254</text:p>
              </table:table-cell>
              <table:table-cell office:value-type="float" office:value="0">
                <text:p>0</text:p>
              </table:table-cell>
              <table:table-cell office:value-type="float" office:value="0.000798110075341592">
                <text:p>0.000798110075341592</text:p>
              </table:table-cell>
              <table:table-cell office:value-type="float" office:value="0.00141643059490085">
                <text:p>0.00141643059490085</text:p>
              </table:table-cell>
              <table:table-cell office:value-type="float" office:value="0">
                <text:p>0</text:p>
              </table:table-cell>
            </table:table-row>
            <table:table-row>
              <table:table-cell office:value-type="string">
                <text:p>Valère</text:p>
              </table:table-cell>
              <table:table-cell office:value-type="float" office:value="0">
                <text:p>0</text:p>
              </table:table-cell>
              <table:table-cell office:value-type="float" office:value="0">
                <text:p>0</text:p>
              </table:table-cell>
              <table:table-cell office:value-type="float" office:value="0.000805585392051558">
                <text:p>0.000805585392051558</text:p>
              </table:table-cell>
              <table:table-cell office:value-type="float" office:value="0">
                <text:p>0</text:p>
              </table:table-cell>
              <table:table-cell office:value-type="float" office:value="0">
                <text:p>0</text:p>
              </table:table-cell>
              <table:table-cell office:value-type="float" office:value="0.000241429261226461">
                <text:p>0.000241429261226461</text:p>
              </table:table-cell>
              <table:table-cell office:value-type="float" office:value="0.0000852551259644488">
                <text:p>0.0000852551259644488</text:p>
              </table:table-cell>
              <table:table-cell office:value-type="float" office:value="0">
                <text:p>0</text:p>
              </table:table-cell>
              <table:table-cell office:value-type="float" office:value="0.000323594897826119">
                <text:p>0.00032359489782611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Thomas</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837835034271444">
                <text:p>0.0008378350342714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Théodos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255765377893346">
                <text:p>0.000255765377893346</text:p>
              </table:table-cell>
              <table:table-cell office:value-type="float" office:value="0.0000640512409927943">
                <text:p>0.0000640512409927943</text:p>
              </table:table-cell>
              <table:table-cell office:value-type="float" office:value="0.000386381967553575">
                <text:p>0.000386381967553575</text:p>
              </table:table-cell>
              <table:table-cell office:value-type="float" office:value="0.000253871541000254">
                <text:p>0.000253871541000254</text:p>
              </table:table-cell>
              <table:table-cell office:value-type="float" office:value="0.0000319244030136637">
                <text:p>0.0000319244030136637</text:p>
              </table:table-cell>
              <table:table-cell office:value-type="float" office:value="0.000118035882908404">
                <text:p>0.000118035882908404</text:p>
              </table:table-cell>
              <table:table-cell office:value-type="float" office:value="0.000110680686220255">
                <text:p>0.000110680686220255</text:p>
              </table:table-cell>
            </table:table-row>
            <table:table-row>
              <table:table-cell office:value-type="string">
                <text:p>Tertullie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654309264859604">
                <text:p>0.00065430926485960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Scipion</text:p>
              </table:table-cell>
              <table:table-cell office:value-type="float" office:value="0">
                <text:p>0</text:p>
              </table:table-cell>
              <table:table-cell office:value-type="float" office:value="0.00184162062615101">
                <text:p>0.00184162062615101</text:p>
              </table:table-cell>
              <table:table-cell office:value-type="float" office:value="0">
                <text:p>0</text:p>
              </table:table-cell>
              <table:table-cell office:value-type="float" office:value="0">
                <text:p>0</text:p>
              </table:table-cell>
              <table:table-cell office:value-type="float" office:value="0.0000159587625575513">
                <text:p>0.000015958762557551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226999405937725">
                <text:p>0.000226999405937725</text:p>
              </table:table-cell>
              <table:table-cell office:value-type="float" office:value="0.000158669713125159">
                <text:p>0.000158669713125159</text:p>
              </table:table-cell>
              <table:table-cell office:value-type="float" office:value="0">
                <text:p>0</text:p>
              </table:table-cell>
              <table:table-cell office:value-type="float" office:value="0.000118035882908404">
                <text:p>0.000118035882908404</text:p>
              </table:table-cell>
              <table:table-cell office:value-type="float" office:value="0.000110680686220255">
                <text:p>0.000110680686220255</text:p>
              </table:table-cell>
            </table:table-row>
            <table:table-row>
              <table:table-cell office:value-type="string">
                <text:p>Salvie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14972301242701">
                <text:p>0.00014972301242701</text:p>
              </table:table-cell>
              <table:table-cell office:value-type="float" office:value="0.000253871541000254">
                <text:p>0.000253871541000254</text:p>
              </table:table-cell>
              <table:table-cell office:value-type="float" office:value="0.0000319244030136637">
                <text:p>0.0000319244030136637</text:p>
              </table:table-cell>
              <table:table-cell office:value-type="float" office:value="0">
                <text:p>0</text:p>
              </table:table-cell>
              <table:table-cell office:value-type="float" office:value="0.000110680686220255">
                <text:p>0.000110680686220255</text:p>
              </table:table-cell>
            </table:table-row>
            <table:table-row>
              <table:table-cell office:value-type="string">
                <text:p>Roscius</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217286335103815">
                <text:p>0.00217286335103815</text:p>
              </table:table-cell>
              <table:table-cell office:value-type="float" office:value="0.0000852551259644488">
                <text:p>0.0000852551259644488</text:p>
              </table:table-cell>
              <table:table-cell office:value-type="float" office:value="0.0000320256204963972">
                <text:p>0.0000320256204963972</text:p>
              </table:table-cell>
              <table:table-cell office:value-type="float" office:value="0.0000917657172939741">
                <text:p>0.0000917657172939741</text:p>
              </table:table-cell>
              <table:table-cell office:value-type="float" office:value="0.000126935770500127">
                <text:p>0.000126935770500127</text:p>
              </table:table-cell>
              <table:table-cell office:value-type="float" office:value="0.0000957732090409911">
                <text:p>0.0000957732090409911</text:p>
              </table:table-cell>
              <table:table-cell office:value-type="float" office:value="0">
                <text:p>0</text:p>
              </table:table-cell>
              <table:table-cell office:value-type="float" office:value="0">
                <text:p>0</text:p>
              </table:table-cell>
            </table:table-row>
            <table:table-row>
              <table:table-cell office:value-type="string">
                <text:p>Quintilie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127882688946673">
                <text:p>0.000127882688946673</text:p>
              </table:table-cell>
              <table:table-cell office:value-type="float" office:value="0.000128102481985588">
                <text:p>0.000128102481985588</text:p>
              </table:table-cell>
              <table:table-cell office:value-type="float" office:value="0.000111084815671653">
                <text:p>0.000111084815671653</text:p>
              </table:table-cell>
              <table:table-cell office:value-type="float" office:value="0.000158669713125159">
                <text:p>0.000158669713125159</text:p>
              </table:table-cell>
              <table:table-cell office:value-type="float" office:value="0.0000319244030136637">
                <text:p>0.0000319244030136637</text:p>
              </table:table-cell>
              <table:table-cell office:value-type="float" office:value="0.000236071765816808">
                <text:p>0.000236071765816808</text:p>
              </table:table-cell>
              <table:table-cell office:value-type="float" office:value="0">
                <text:p>0</text:p>
              </table:table-cell>
            </table:table-row>
            <table:table-row>
              <table:table-cell office:value-type="string">
                <text:p>Plutarqu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0426275629822244">
                <text:p>0.0000426275629822244</text:p>
              </table:table-cell>
              <table:table-cell office:value-type="float" office:value="0.0000320256204963972">
                <text:p>0.0000320256204963972</text:p>
              </table:table-cell>
              <table:table-cell office:value-type="float" office:value="0.00014489323783259">
                <text:p>0.00014489323783259</text:p>
              </table:table-cell>
              <table:table-cell office:value-type="float" office:value="0.000158669713125159">
                <text:p>0.000158669713125159</text:p>
              </table:table-cell>
              <table:table-cell office:value-type="float" office:value="0.0000638488060273274">
                <text:p>0.0000638488060273274</text:p>
              </table:table-cell>
              <table:table-cell office:value-type="float" office:value="0">
                <text:p>0</text:p>
              </table:table-cell>
              <table:table-cell office:value-type="float" office:value="0">
                <text:p>0</text:p>
              </table:table-cell>
            </table:table-row>
            <table:table-row>
              <table:table-cell office:value-type="string">
                <text:p>Plato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0426275629822244">
                <text:p>0.0000426275629822244</text:p>
              </table:table-cell>
              <table:table-cell office:value-type="float" office:value="0.000608486789431546">
                <text:p>0.000608486789431546</text:p>
              </table:table-cell>
              <table:table-cell office:value-type="float" office:value="0.0000482977459441969">
                <text:p>0.0000482977459441969</text:p>
              </table:table-cell>
              <table:table-cell office:value-type="float" office:value="0.0000952018278750954">
                <text:p>0.0000952018278750954</text:p>
              </table:table-cell>
              <table:table-cell office:value-type="float" office:value="0.0000319244030136637">
                <text:p>0.0000319244030136637</text:p>
              </table:table-cell>
              <table:table-cell office:value-type="float" office:value="0.000118035882908404">
                <text:p>0.000118035882908404</text:p>
              </table:table-cell>
              <table:table-cell office:value-type="float" office:value="0">
                <text:p>0</text:p>
              </table:table-cell>
            </table:table-row>
            <table:table-row>
              <table:table-cell office:value-type="string">
                <text:p>Jésus-Chri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0640512409927943">
                <text:p>0.0000640512409927943</text:p>
              </table:table-cell>
              <table:table-cell office:value-type="float" office:value="0.000135233688643751">
                <text:p>0.000135233688643751</text:p>
              </table:table-cell>
              <table:table-cell office:value-type="float" office:value="0.000158669713125159">
                <text:p>0.000158669713125159</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Honorius</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22417934347478">
                <text:p>0.00022417934347478</text:p>
              </table:table-cell>
              <table:table-cell office:value-type="float" office:value="0.000120744364860492">
                <text:p>0.00012074436486049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Esop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0320256204963972">
                <text:p>0.0000320256204963972</text:p>
              </table:table-cell>
              <table:table-cell office:value-type="float" office:value="0.000111084815671653">
                <text:p>0.00011108481567165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Cyprie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0852551259644488">
                <text:p>0.0000852551259644488</text:p>
              </table:table-cell>
              <table:table-cell office:value-type="float" office:value="0.0000640512409927943">
                <text:p>0.0000640512409927943</text:p>
              </table:table-cell>
              <table:table-cell office:value-type="float" office:value="0.000115914590266072">
                <text:p>0.000115914590266072</text:p>
              </table:table-cell>
              <table:table-cell office:value-type="float" office:value="0.0000634678852500636">
                <text:p>0.000063467885250063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Conti</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341020503857795">
                <text:p>0.000341020503857795</text:p>
              </table:table-cell>
              <table:table-cell office:value-type="float" office:value="0.0000640512409927943">
                <text:p>0.0000640512409927943</text:p>
              </table:table-cell>
              <table:table-cell office:value-type="float" office:value="0.0000821061681051347">
                <text:p>0.0000821061681051347</text:p>
              </table:table-cell>
              <table:table-cell office:value-type="float" office:value="0.0000634678852500636">
                <text:p>0.0000634678852500636</text:p>
              </table:table-cell>
              <table:table-cell office:value-type="float" office:value="0">
                <text:p>0</text:p>
              </table:table-cell>
              <table:table-cell office:value-type="float" office:value="0">
                <text:p>0</text:p>
              </table:table-cell>
              <table:table-cell office:value-type="float" office:value="0.000110680686220255">
                <text:p>0.000110680686220255</text:p>
              </table:table-cell>
            </table:table-row>
            <table:table-row>
              <table:table-cell office:value-type="string">
                <text:p>Cicéro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231402057084494">
                <text:p>0.00023140205708449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Chrysostom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0852551259644488">
                <text:p>0.0000852551259644488</text:p>
              </table:table-cell>
              <table:table-cell office:value-type="float" office:value="0.000864691753402724">
                <text:p>0.0008646917534027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Beltram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241429261226461">
                <text:p>0.000241429261226461</text:p>
              </table:table-cell>
              <table:table-cell office:value-type="float" office:value="0">
                <text:p>0</text:p>
              </table:table-cell>
              <table:table-cell office:value-type="float" office:value="0">
                <text:p>0</text:p>
              </table:table-cell>
              <table:table-cell office:value-type="float" office:value="0.000130403914049331">
                <text:p>0.000130403914049331</text:p>
              </table:table-cell>
              <table:table-cell office:value-type="float" office:value="0">
                <text:p>0</text:p>
              </table:table-cell>
              <table:table-cell office:value-type="float" office:value="0.0000319244030136637">
                <text:p>0.0000319244030136637</text:p>
              </table:table-cell>
              <table:table-cell office:value-type="float" office:value="0">
                <text:p>0</text:p>
              </table:table-cell>
              <table:table-cell office:value-type="float" office:value="0">
                <text:p>0</text:p>
              </table:table-cell>
            </table:table-row>
            <table:table-row>
              <table:table-cell office:value-type="string">
                <text:p>Augusti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0640512409927943">
                <text:p>0.0000640512409927943</text:p>
              </table:table-cell>
              <table:table-cell office:value-type="float" office:value="0.000111084815671653">
                <text:p>0.000111084815671653</text:p>
              </table:table-cell>
              <table:table-cell office:value-type="float" office:value="0.000126935770500127">
                <text:p>0.000126935770500127</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August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115914590266072">
                <text:p>0.000115914590266072</text:p>
              </table:table-cell>
              <table:table-cell office:value-type="float" office:value="0.0000952018278750954">
                <text:p>0.0000952018278750954</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Aristote</text:p>
              </table:table-cell>
              <table:table-cell office:value-type="float" office:value="0.000201085863663784">
                <text:p>0.00020108586366378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160128102481986">
                <text:p>0.000160128102481986</text:p>
              </table:table-cell>
              <table:table-cell office:value-type="float" office:value="0.0000724466189162953">
                <text:p>0.0000724466189162953</text:p>
              </table:table-cell>
              <table:table-cell office:value-type="float" office:value="0.00019040365575019">
                <text:p>0.00019040365575019</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Arcadius</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127882688946673">
                <text:p>0.000127882688946673</text:p>
              </table:table-cell>
              <table:table-cell office:value-type="float" office:value="0">
                <text:p>0</text:p>
              </table:table-cell>
              <table:table-cell office:value-type="float" office:value="0.000101425266482813">
                <text:p>0.000101425266482813</text:p>
              </table:table-cell>
              <table:table-cell office:value-type="float" office:value="0.000253871541000254">
                <text:p>0.000253871541000254</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Unix OpenOffice.org_project/341m1$Build-959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